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P2" style:family="paragraph" style:parent-style-name="Standard">
      <style:paragraph-properties fo:break-before="auto" style:writing-mode="lr-tb"/>
    </style:style>
    <style:style style:name="P3" style:family="paragraph" style:parent-style-name="Standard">
      <style:paragraph-properties fo:break-before="auto" fo:text-indent="1.27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T3_141" style:family="text"/>
    <style:style style:name="T3_142" style:family="text"/>
    <style:style style:name="T3_143" style:family="text"/>
    <style:style style:name="T3_144" style:family="text"/>
    <style:style style:name="T3_145" style:family="text"/>
    <style:style style:name="T3_146" style:family="text"/>
    <style:style style:name="T3_147" style:family="text"/>
    <style:style style:name="T3_148" style:family="text"/>
    <style:style style:name="T3_149" style:family="text"/>
    <style:style style:name="T3_150" style:family="text"/>
    <style:style style:name="T3_151" style:family="text"/>
    <style:style style:name="T3_152" style:family="text"/>
    <style:style style:name="T3_153" style:family="text"/>
    <style:style style:name="T3_154" style:family="text"/>
    <style:style style:name="T3_155" style:family="text"/>
    <style:style style:name="T3_156" style:family="text"/>
    <style:style style:name="T3_157" style:family="text"/>
    <style:style style:name="T3_158" style:family="text"/>
    <style:style style:name="P4" style:family="paragraph" style:parent-style-name="Standard">
      <style:paragraph-properties fo:break-before="auto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T4_3" style:family="text"/>
    <style:style style:name="T4_4" style:family="text">
      <style:text-properties fo:color="#1155cc" style:text-underline-style="solid" style:text-underline-color="font-color"/>
    </style:style>
    <style:style style:name="T4_5" style:family="text"/>
    <style:style style:name="T4_6" style:family="text">
      <style:text-properties fo:color="#1155cc" style:text-underline-style="solid" style:text-underline-color="font-color"/>
    </style:style>
    <style:style style:name="T4_7" style:family="text"/>
    <style:style style:name="T4_8" style:family="text">
      <style:text-properties fo:color="#1155cc" style:text-underline-style="solid" style:text-underline-color="font-color"/>
    </style:style>
    <style:style style:name="T4_9" style:family="text"/>
    <style:style style:name="T4_10" style:family="text">
      <style:text-properties fo:color="#1155cc" style:text-underline-style="solid" style:text-underline-color="font-color"/>
    </style:style>
    <style:style style:name="T4_11" style:family="text"/>
    <style:style style:name="T4_12" style:family="text">
      <style:text-properties fo:color="#1155cc" style:text-underline-style="solid" style:text-underline-color="font-color"/>
    </style:style>
    <style:style style:name="T4_13" style:family="text"/>
    <style:style style:name="T4_14" style:family="text">
      <style:text-properties fo:color="#1155cc" style:text-underline-style="solid" style:text-underline-color="font-color"/>
    </style:style>
    <style:style style:name="T4_15" style:family="text"/>
    <style:style style:name="T4_16" style:family="text">
      <style:text-properties fo:color="#1155cc" style:text-underline-style="solid" style:text-underline-color="font-color"/>
    </style:style>
    <style:style style:name="T4_17" style:family="text"/>
    <style:style style:name="T4_18" style:family="text">
      <style:text-properties fo:color="#1155cc" style:text-underline-style="solid" style:text-underline-color="font-color"/>
    </style:style>
    <style:style style:name="T4_19" style:family="text"/>
    <style:style style:name="T4_20" style:family="text">
      <style:text-properties fo:color="#1155cc" style:text-underline-style="solid" style:text-underline-color="font-color"/>
    </style:style>
    <style:style style:name="T4_21" style:family="text"/>
    <style:style style:name="T4_22" style:family="text">
      <style:text-properties fo:color="#1155cc" style:text-underline-style="solid" style:text-underline-color="font-color"/>
    </style:style>
    <style:style style:name="T4_23" style:family="text"/>
    <style:style style:name="T4_24" style:family="text">
      <style:text-properties fo:color="#1155cc" style:text-underline-style="solid" style:text-underline-color="font-color"/>
    </style:style>
    <style:style style:name="T4_25" style:family="text"/>
    <style:style style:name="T4_26" style:family="text">
      <style:text-properties fo:color="#1155cc" style:text-underline-style="solid" style:text-underline-color="font-color"/>
    </style:style>
    <style:style style:name="T4_27" style:family="text"/>
    <style:style style:name="T4_28" style:family="text">
      <style:text-properties fo:color="#1155cc" style:text-underline-style="solid" style:text-underline-color="font-color"/>
    </style:style>
    <style:style style:name="T4_29" style:family="text"/>
    <style:style style:name="T4_30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style:writing-mode="lr-tb"/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T6_113" style:family="text"/>
    <style:style style:name="T6_114" style:family="text"/>
    <style:style style:name="T6_115" style:family="text"/>
    <style:style style:name="T6_116" style:family="text"/>
    <style:style style:name="T6_117" style:family="text"/>
    <style:style style:name="T6_118" style:family="text"/>
    <style:style style:name="T6_119" style:family="text"/>
    <style:style style:name="T6_120" style:family="text"/>
    <style:style style:name="T6_121" style:family="text"/>
    <style:style style:name="T6_122" style:family="text"/>
    <style:style style:name="T6_123" style:family="text"/>
    <style:style style:name="T6_124" style:family="text"/>
    <style:style style:name="T6_125" style:family="text"/>
    <style:style style:name="T6_126" style:family="text"/>
    <style:style style:name="T6_127" style:family="text"/>
    <style:style style:name="T6_128" style:family="text"/>
    <style:style style:name="T6_129" style:family="text"/>
    <style:style style:name="T6_130" style:family="text"/>
    <style:style style:name="T6_131" style:family="text"/>
    <style:style style:name="T6_132" style:family="text"/>
    <style:style style:name="T6_133" style:family="text"/>
    <style:style style:name="T6_134" style:family="text"/>
    <style:style style:name="T6_135" style:family="text"/>
    <style:style style:name="T6_136" style:family="text"/>
    <style:style style:name="T6_137" style:family="text"/>
    <style:style style:name="T6_138" style:family="text"/>
    <style:style style:name="T6_139" style:family="text"/>
    <style:style style:name="T6_140" style:family="text"/>
    <style:style style:name="T6_141" style:family="text"/>
    <style:style style:name="T6_142" style:family="text"/>
    <style:style style:name="T6_143" style:family="text"/>
    <style:style style:name="T6_144" style:family="text"/>
    <style:style style:name="T6_145" style:family="text"/>
    <style:style style:name="T6_146" style:family="text"/>
    <style:style style:name="T6_147" style:family="text"/>
    <style:style style:name="T6_148" style:family="text"/>
    <style:style style:name="T6_149" style:family="text"/>
    <style:style style:name="T6_150" style:family="text"/>
    <style:style style:name="T6_151" style:family="text"/>
    <style:style style:name="T6_152" style:family="text"/>
    <style:style style:name="T6_153" style:family="text"/>
    <style:style style:name="T6_154" style:family="text"/>
    <style:style style:name="T6_155" style:family="text"/>
    <style:style style:name="T6_156" style:family="text"/>
    <style:style style:name="T6_157" style:family="text"/>
    <style:style style:name="T6_158" style:family="text"/>
    <style:style style:name="T6_159" style:family="text"/>
    <style:style style:name="P7" style:family="paragraph" style:parent-style-name="Standard">
      <style:paragraph-properties fo:break-before="auto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P8" style:family="paragraph" style:parent-style-name="Standard">
      <style:paragraph-properties fo:break-before="auto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T8_3" style:family="text"/>
    <style:style style:name="T8_4" style:family="text">
      <style:text-properties fo:color="#1155cc" style:text-underline-style="solid" style:text-underline-color="font-color"/>
    </style:style>
    <style:style style:name="T8_5" style:family="text"/>
    <style:style style:name="T8_6" style:family="text">
      <style:text-properties fo:color="#1155cc" style:text-underline-style="solid" style:text-underline-color="font-color"/>
    </style:style>
    <style:style style:name="T8_7" style:family="text"/>
    <style:style style:name="T8_8" style:family="text">
      <style:text-properties fo:color="#1155cc" style:text-underline-style="solid" style:text-underline-color="font-color"/>
    </style:style>
    <style:style style:name="T8_9" style:family="text"/>
    <style:style style:name="T8_10" style:family="text">
      <style:text-properties fo:color="#1155cc" style:text-underline-style="solid" style:text-underline-color="font-color"/>
    </style:style>
    <style:style style:name="T8_11" style:family="text"/>
    <style:style style:name="T8_12" style:family="text">
      <style:text-properties fo:color="#1155cc" style:text-underline-style="solid" style:text-underline-color="font-color"/>
    </style:style>
    <style:style style:name="T8_13" style:family="text"/>
    <style:style style:name="T8_14" style:family="text">
      <style:text-properties fo:color="#1155cc" style:text-underline-style="solid" style:text-underline-color="font-color"/>
    </style:style>
    <style:style style:name="T8_15" style:family="text"/>
    <style:style style:name="T8_16" style:family="text">
      <style:text-properties fo:color="#1155cc" style:text-underline-style="solid" style:text-underline-color="font-color"/>
    </style:style>
    <style:style style:name="T8_17" style:family="text"/>
    <style:style style:name="T8_18" style:family="text">
      <style:text-properties fo:color="#1155cc" style:text-underline-style="solid" style:text-underline-color="font-color"/>
    </style:style>
    <style:style style:name="T8_19" style:family="text"/>
    <style:style style:name="T8_20" style:family="text">
      <style:text-properties fo:color="#1155cc" style:text-underline-style="solid" style:text-underline-color="font-color"/>
    </style:style>
    <style:style style:name="T8_21" style:family="text"/>
    <style:style style:name="T8_22" style:family="text">
      <style:text-properties fo:color="#1155cc" style:text-underline-style="solid" style:text-underline-color="font-color"/>
    </style:style>
    <style:style style:name="T8_23" style:family="text"/>
    <style:style style:name="T8_24" style:family="text">
      <style:text-properties fo:color="#1155cc" style:text-underline-style="solid" style:text-underline-color="font-color"/>
    </style:style>
    <style:style style:name="T8_25" style:family="text"/>
    <style:style style:name="T8_26" style:family="text">
      <style:text-properties fo:color="#1155cc" style:text-underline-style="solid" style:text-underline-color="font-color"/>
    </style:style>
    <style:style style:name="T8_27" style:family="text"/>
    <style:style style:name="T8_28" style:family="text">
      <style:text-properties fo:color="#1155cc" style:text-underline-style="solid" style:text-underline-color="font-color"/>
    </style:style>
    <style:style style:name="T8_29" style:family="text"/>
    <style:style style:name="T8_30" style:family="text">
      <style:text-properties fo:color="#1155cc" style:text-underline-style="solid" style:text-underline-color="font-color"/>
    </style:style>
    <style:style style:name="T8_31" style:family="text"/>
    <style:style style:name="T8_32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T9_171" style:family="text"/>
    <style:style style:name="T9_172" style:family="text"/>
    <style:style style:name="T9_173" style:family="text"/>
    <style:style style:name="T9_174" style:family="text"/>
    <style:style style:name="T9_175" style:family="text"/>
    <style:style style:name="T9_176" style:family="text"/>
    <style:style style:name="T9_177" style:family="text"/>
    <style:style style:name="T9_178" style:family="text"/>
    <style:style style:name="T9_179" style:family="text"/>
    <style:style style:name="T9_180" style:family="text"/>
    <style:style style:name="T9_181" style:family="text"/>
    <style:style style:name="T9_182" style:family="text"/>
    <style:style style:name="T9_183" style:family="text"/>
    <style:style style:name="T9_184" style:family="text"/>
    <style:style style:name="T9_185" style:family="text"/>
    <style:style style:name="T9_186" style:family="text"/>
    <style:style style:name="T9_187" style:family="text"/>
    <style:style style:name="T9_188" style:family="text"/>
    <style:style style:name="T9_189" style:family="text"/>
    <style:style style:name="T9_190" style:family="text"/>
    <style:style style:name="T9_191" style:family="text"/>
    <style:style style:name="T9_192" style:family="text"/>
    <style:style style:name="T9_193" style:family="text"/>
    <style:style style:name="T9_194" style:family="text"/>
    <style:style style:name="T9_195" style:family="text"/>
    <style:style style:name="T9_196" style:family="text"/>
    <style:style style:name="T9_197" style:family="text"/>
    <style:style style:name="T9_198" style:family="text"/>
    <style:style style:name="T9_199" style:family="text"/>
    <style:style style:name="T9_200" style:family="text"/>
    <style:style style:name="T9_201" style:family="text"/>
    <style:style style:name="T9_202" style:family="text"/>
    <style:style style:name="T9_203" style:family="text"/>
    <style:style style:name="T9_204" style:family="text"/>
    <style:style style:name="T9_205" style:family="text"/>
    <style:style style:name="T9_206" style:family="text"/>
    <style:style style:name="T9_207" style:family="text"/>
    <style:style style:name="T9_208" style:family="text"/>
    <style:style style:name="T9_209" style:family="text"/>
    <style:style style:name="T9_210" style:family="text"/>
    <style:style style:name="T9_211" style:family="text"/>
    <style:style style:name="T9_212" style:family="text"/>
    <style:style style:name="T9_213" style:family="text"/>
    <style:style style:name="T9_214" style:family="text"/>
    <style:style style:name="T9_215" style:family="text"/>
    <style:style style:name="T9_216" style:family="text"/>
    <style:style style:name="T9_217" style:family="text"/>
    <style:style style:name="T9_218" style:family="text"/>
    <style:style style:name="T9_219" style:family="text"/>
    <style:style style:name="T9_220" style:family="text"/>
    <style:style style:name="T9_221" style:family="text"/>
    <style:style style:name="T9_222" style:family="text"/>
    <style:style style:name="T9_223" style:family="text"/>
    <style:style style:name="T9_224" style:family="text"/>
    <style:style style:name="T9_225" style:family="text"/>
    <style:style style:name="T9_226" style:family="text"/>
    <style:style style:name="T9_227" style:family="text"/>
    <style:style style:name="T9_228" style:family="text"/>
    <style:style style:name="T9_229" style:family="text"/>
    <style:style style:name="P10" style:family="paragraph" style:parent-style-name="Standard">
      <style:paragraph-properties fo:break-before="auto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T10_149" style:family="text"/>
    <style:style style:name="T10_150" style:family="text"/>
    <style:style style:name="T10_151" style:family="text"/>
    <style:style style:name="T10_152" style:family="text"/>
    <style:style style:name="T10_153" style:family="text"/>
    <style:style style:name="T10_154" style:family="text"/>
    <style:style style:name="T10_155" style:family="text"/>
    <style:style style:name="T10_156" style:family="text"/>
    <style:style style:name="T10_157" style:family="text"/>
    <style:style style:name="T10_158" style:family="text"/>
    <style:style style:name="T10_159" style:family="text"/>
    <style:style style:name="T10_160" style:family="text"/>
    <style:style style:name="T10_161" style:family="text"/>
    <style:style style:name="T10_162" style:family="text"/>
    <style:style style:name="T10_163" style:family="text"/>
    <style:style style:name="P11" style:family="paragraph" style:parent-style-name="Standard">
      <style:paragraph-properties fo:break-before="auto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P12" style:family="paragraph" style:parent-style-name="Standard">
      <style:paragraph-properties fo:break-before="auto" style:writing-mode="lr-tb"/>
    </style:style>
    <style:style style:name="P13" style:family="paragraph" style:parent-style-name="Standard">
      <style:paragraph-properties fo:break-before="auto" style:writing-mode="lr-tb"/>
    </style:style>
    <style:style style:name="T13_1" style:family="text">
      <style:text-properties fo:background-color="#ffffff"/>
    </style:style>
    <style:style style:name="T13_2" style:family="text">
      <style:text-properties fo:background-color="#ffffff"/>
    </style:style>
    <style:style style:name="T13_3" style:family="text">
      <style:text-properties fo:background-color="#ffffff"/>
    </style:style>
    <style:style style:name="T13_4" style:family="text">
      <style:text-properties fo:background-color="#ffffff"/>
    </style:style>
    <style:style style:name="T13_5" style:family="text">
      <style:text-properties fo:background-color="#ffffff"/>
    </style:style>
    <style:style style:name="T13_6" style:family="text">
      <style:text-properties fo:background-color="#ffffff"/>
    </style:style>
    <style:style style:name="T13_7" style:family="text">
      <style:text-properties fo:background-color="#ffffff"/>
    </style:style>
    <style:style style:name="T13_8" style:family="text">
      <style:text-properties fo:background-color="#ffffff"/>
    </style:style>
    <style:style style:name="T13_9" style:family="text">
      <style:text-properties fo:background-color="#ffffff"/>
    </style:style>
    <style:style style:name="T13_10" style:family="text">
      <style:text-properties fo:background-color="#ffffff"/>
    </style:style>
    <style:style style:name="T13_11" style:family="text">
      <style:text-properties fo:background-color="#ffffff"/>
    </style:style>
    <style:style style:name="T13_12" style:family="text">
      <style:text-properties fo:background-color="#ffffff"/>
    </style:style>
    <style:style style:name="T13_13" style:family="text">
      <style:text-properties fo:background-color="#ffffff"/>
    </style:style>
    <style:style style:name="T13_14" style:family="text">
      <style:text-properties fo:background-color="#ffffff"/>
    </style:style>
    <style:style style:name="T13_15" style:family="text">
      <style:text-properties fo:background-color="#ffffff"/>
    </style:style>
    <style:style style:name="T13_16" style:family="text">
      <style:text-properties fo:background-color="#ffffff"/>
    </style:style>
    <style:style style:name="T13_17" style:family="text">
      <style:text-properties fo:background-color="#ffffff"/>
    </style:style>
    <style:style style:name="T13_18" style:family="text">
      <style:text-properties fo:background-color="#ffffff"/>
    </style:style>
    <style:style style:name="T13_19" style:family="text">
      <style:text-properties fo:background-color="#ffffff"/>
    </style:style>
    <style:style style:name="T13_20" style:family="text">
      <style:text-properties fo:background-color="#ffffff"/>
    </style:style>
    <style:style style:name="T13_21" style:family="text">
      <style:text-properties fo:background-color="#ffffff"/>
    </style:style>
    <style:style style:name="T13_22" style:family="text">
      <style:text-properties fo:background-color="#ffffff"/>
    </style:style>
    <style:style style:name="T13_23" style:family="text">
      <style:text-properties fo:background-color="#ffffff"/>
    </style:style>
    <style:style style:name="T13_24" style:family="text">
      <style:text-properties fo:background-color="#ffffff"/>
    </style:style>
    <style:style style:name="T13_25" style:family="text">
      <style:text-properties fo:background-color="#ffffff"/>
    </style:style>
    <style:style style:name="T13_26" style:family="text">
      <style:text-properties fo:background-color="#ffffff"/>
    </style:style>
    <style:style style:name="T13_27" style:family="text">
      <style:text-properties fo:background-color="#ffffff"/>
    </style:style>
    <style:style style:name="T13_28" style:family="text">
      <style:text-properties fo:background-color="#ffffff"/>
    </style:style>
    <style:style style:name="T13_29" style:family="text">
      <style:text-properties fo:background-color="#ffffff"/>
    </style:style>
    <style:style style:name="T13_30" style:family="text">
      <style:text-properties fo:background-color="#ffffff"/>
    </style:style>
    <style:style style:name="T13_31" style:family="text">
      <style:text-properties fo:background-color="#ffffff"/>
    </style:style>
    <style:style style:name="T13_32" style:family="text">
      <style:text-properties fo:background-color="#ffffff"/>
    </style:style>
    <style:style style:name="T13_33" style:family="text">
      <style:text-properties fo:background-color="#ffffff"/>
    </style:style>
    <style:style style:name="T13_34" style:family="text">
      <style:text-properties fo:background-color="#ffffff"/>
    </style:style>
    <style:style style:name="T13_35" style:family="text">
      <style:text-properties fo:background-color="#ffffff"/>
    </style:style>
    <style:style style:name="T13_36" style:family="text">
      <style:text-properties fo:background-color="#ffffff"/>
    </style:style>
    <style:style style:name="T13_37" style:family="text">
      <style:text-properties fo:background-color="#ffffff"/>
    </style:style>
    <style:style style:name="T13_38" style:family="text">
      <style:text-properties fo:background-color="#ffffff"/>
    </style:style>
    <style:style style:name="T13_39" style:family="text">
      <style:text-properties fo:background-color="#ffffff"/>
    </style:style>
    <style:style style:name="T13_40" style:family="text">
      <style:text-properties fo:background-color="#ffffff"/>
    </style:style>
    <style:style style:name="T13_41" style:family="text">
      <style:text-properties fo:background-color="#ffffff"/>
    </style:style>
    <style:style style:name="T13_42" style:family="text">
      <style:text-properties fo:background-color="#ffffff"/>
    </style:style>
    <style:style style:name="T13_43" style:family="text">
      <style:text-properties fo:background-color="#ffffff"/>
    </style:style>
    <style:style style:name="T13_44" style:family="text">
      <style:text-properties fo:background-color="#ffffff"/>
    </style:style>
    <style:style style:name="T13_45" style:family="text">
      <style:text-properties fo:background-color="#ffffff"/>
    </style:style>
    <style:style style:name="T13_46" style:family="text">
      <style:text-properties fo:background-color="#ffffff"/>
    </style:style>
    <style:style style:name="T13_47" style:family="text">
      <style:text-properties fo:background-color="#ffffff"/>
    </style:style>
    <style:style style:name="T13_48" style:family="text">
      <style:text-properties fo:background-color="#ffffff"/>
    </style:style>
    <style:style style:name="T13_49" style:family="text">
      <style:text-properties fo:background-color="#ffffff"/>
    </style:style>
    <style:style style:name="T13_50" style:family="text">
      <style:text-properties fo:background-color="#ffffff"/>
    </style:style>
    <style:style style:name="T13_51" style:family="text">
      <style:text-properties fo:background-color="#ffffff"/>
    </style:style>
    <style:style style:name="T13_52" style:family="text">
      <style:text-properties fo:background-color="#ffffff"/>
    </style:style>
    <style:style style:name="T13_53" style:family="text">
      <style:text-properties fo:background-color="#ffffff"/>
    </style:style>
    <style:style style:name="T13_54" style:family="text">
      <style:text-properties fo:background-color="#ffffff"/>
    </style:style>
    <style:style style:name="T13_55" style:family="text">
      <style:text-properties fo:background-color="#ffffff"/>
    </style:style>
    <style:style style:name="T13_56" style:family="text">
      <style:text-properties fo:background-color="#ffffff"/>
    </style:style>
    <style:style style:name="T13_57" style:family="text">
      <style:text-properties fo:background-color="#ffffff"/>
    </style:style>
    <style:style style:name="T13_58" style:family="text">
      <style:text-properties fo:background-color="#ffffff"/>
    </style:style>
    <style:style style:name="T13_59" style:family="text">
      <style:text-properties fo:background-color="#ffffff"/>
    </style:style>
    <style:style style:name="T13_60" style:family="text">
      <style:text-properties fo:background-color="#ffffff"/>
    </style:style>
    <style:style style:name="T13_61" style:family="text">
      <style:text-properties fo:background-color="#ffffff"/>
    </style:style>
    <style:style style:name="T13_62" style:family="text">
      <style:text-properties fo:background-color="#ffffff"/>
    </style:style>
    <style:style style:name="T13_63" style:family="text">
      <style:text-properties fo:background-color="#ffffff"/>
    </style:style>
    <style:style style:name="T13_64" style:family="text">
      <style:text-properties fo:background-color="#ffffff"/>
    </style:style>
    <style:style style:name="T13_65" style:family="text">
      <style:text-properties fo:background-color="#ffffff"/>
    </style:style>
    <style:style style:name="T13_66" style:family="text">
      <style:text-properties fo:background-color="#ffffff"/>
    </style:style>
    <style:style style:name="T13_67" style:family="text">
      <style:text-properties fo:background-color="#ffffff"/>
    </style:style>
    <style:style style:name="T13_68" style:family="text">
      <style:text-properties fo:background-color="#ffffff"/>
    </style:style>
    <style:style style:name="T13_69" style:family="text">
      <style:text-properties fo:background-color="#ffffff"/>
    </style:style>
    <style:style style:name="T13_70" style:family="text">
      <style:text-properties fo:background-color="#ffffff"/>
    </style:style>
    <style:style style:name="T13_71" style:family="text">
      <style:text-properties fo:background-color="#ffffff"/>
    </style:style>
    <style:style style:name="T13_72" style:family="text">
      <style:text-properties fo:background-color="#ffffff"/>
    </style:style>
    <style:style style:name="T13_73" style:family="text">
      <style:text-properties fo:background-color="#ffffff"/>
    </style:style>
    <style:style style:name="T13_74" style:family="text">
      <style:text-properties fo:background-color="#ffffff"/>
    </style:style>
    <style:style style:name="T13_75" style:family="text">
      <style:text-properties fo:background-color="#ffffff"/>
    </style:style>
    <style:style style:name="T13_76" style:family="text">
      <style:text-properties fo:background-color="#ffffff"/>
    </style:style>
    <style:style style:name="T13_77" style:family="text">
      <style:text-properties fo:background-color="#ffffff"/>
    </style:style>
    <style:style style:name="T13_78" style:family="text">
      <style:text-properties fo:background-color="#ffffff"/>
    </style:style>
    <style:style style:name="T13_79" style:family="text">
      <style:text-properties fo:background-color="#ffffff"/>
    </style:style>
    <style:style style:name="T13_80" style:family="text">
      <style:text-properties fo:background-color="#ffffff"/>
    </style:style>
    <style:style style:name="T13_81" style:family="text">
      <style:text-properties fo:background-color="#ffffff"/>
    </style:style>
    <style:style style:name="T13_82" style:family="text">
      <style:text-properties fo:background-color="#ffffff"/>
    </style:style>
    <style:style style:name="T13_83" style:family="text">
      <style:text-properties fo:background-color="#ffffff"/>
    </style:style>
    <style:style style:name="T13_84" style:family="text">
      <style:text-properties fo:background-color="#ffffff"/>
    </style:style>
    <style:style style:name="T13_85" style:family="text">
      <style:text-properties fo:background-color="#ffffff"/>
    </style:style>
    <style:style style:name="T13_86" style:family="text">
      <style:text-properties fo:background-color="#ffffff"/>
    </style:style>
    <style:style style:name="T13_87" style:family="text">
      <style:text-properties fo:background-color="#ffffff"/>
    </style:style>
    <style:style style:name="T13_88" style:family="text">
      <style:text-properties fo:background-color="#ffffff"/>
    </style:style>
    <style:style style:name="T13_89" style:family="text">
      <style:text-properties fo:background-color="#ffffff"/>
    </style:style>
    <style:style style:name="T13_90" style:family="text">
      <style:text-properties fo:background-color="#ffffff"/>
    </style:style>
    <style:style style:name="T13_91" style:family="text">
      <style:text-properties fo:background-color="#ffffff"/>
    </style:style>
    <style:style style:name="T13_92" style:family="text">
      <style:text-properties fo:background-color="#ffffff"/>
    </style:style>
    <style:style style:name="T13_93" style:family="text">
      <style:text-properties fo:background-color="#ffffff"/>
    </style:style>
    <style:style style:name="T13_94" style:family="text">
      <style:text-properties fo:background-color="#ffffff"/>
    </style:style>
    <style:style style:name="T13_95" style:family="text">
      <style:text-properties fo:background-color="#ffffff"/>
    </style:style>
    <style:style style:name="P14" style:family="paragraph" style:parent-style-name="Standard">
      <style:paragraph-properties fo:break-before="auto" style:writing-mode="lr-tb"/>
      <style:text-properties fo:background-color="#ffffff"/>
    </style:style>
    <style:style style:name="P15" style:family="paragraph" style:parent-style-name="Standard">
      <style:paragraph-properties fo:break-before="auto" style:writing-mode="lr-tb"/>
    </style:style>
    <style:style style:name="T15_1" style:family="text">
      <style:text-properties fo:background-color="#ffffff"/>
    </style:style>
    <style:style style:name="T15_2" style:family="text">
      <style:text-properties fo:background-color="#ffffff"/>
    </style:style>
    <style:style style:name="T15_3" style:family="text">
      <style:text-properties fo:background-color="#ffffff"/>
    </style:style>
    <style:style style:name="T15_4" style:family="text">
      <style:text-properties fo:background-color="#ffffff"/>
    </style:style>
    <style:style style:name="T15_5" style:family="text">
      <style:text-properties fo:background-color="#ffffff"/>
    </style:style>
    <style:style style:name="T15_6" style:family="text">
      <style:text-properties fo:background-color="#ffffff"/>
    </style:style>
    <style:style style:name="T15_7" style:family="text">
      <style:text-properties fo:background-color="#ffffff"/>
    </style:style>
    <style:style style:name="T15_8" style:family="text">
      <style:text-properties fo:background-color="#ffffff"/>
    </style:style>
    <style:style style:name="T15_9" style:family="text">
      <style:text-properties fo:background-color="#ffffff"/>
    </style:style>
    <style:style style:name="T15_10" style:family="text">
      <style:text-properties fo:background-color="#ffffff"/>
    </style:style>
    <style:style style:name="T15_11" style:family="text">
      <style:text-properties fo:background-color="#ffffff"/>
    </style:style>
    <style:style style:name="T15_12" style:family="text">
      <style:text-properties fo:background-color="#ffffff"/>
    </style:style>
    <style:style style:name="T15_13" style:family="text">
      <style:text-properties fo:background-color="#ffffff"/>
    </style:style>
    <style:style style:name="T15_14" style:family="text">
      <style:text-properties fo:background-color="#ffffff"/>
    </style:style>
    <style:style style:name="T15_15" style:family="text">
      <style:text-properties fo:background-color="#ffffff"/>
    </style:style>
    <style:style style:name="T15_16" style:family="text">
      <style:text-properties fo:background-color="#ffffff"/>
    </style:style>
    <style:style style:name="T15_17" style:family="text">
      <style:text-properties fo:background-color="#ffffff"/>
    </style:style>
    <style:style style:name="T15_18" style:family="text">
      <style:text-properties fo:background-color="#ffffff"/>
    </style:style>
    <style:style style:name="T15_19" style:family="text">
      <style:text-properties fo:background-color="#ffffff"/>
    </style:style>
    <style:style style:name="T15_20" style:family="text">
      <style:text-properties fo:background-color="#ffffff"/>
    </style:style>
    <style:style style:name="T15_21" style:family="text">
      <style:text-properties fo:background-color="#ffffff"/>
    </style:style>
    <style:style style:name="T15_22" style:family="text">
      <style:text-properties fo:background-color="#ffffff"/>
    </style:style>
    <style:style style:name="T15_23" style:family="text">
      <style:text-properties fo:background-color="#ffffff"/>
    </style:style>
    <style:style style:name="T15_24" style:family="text">
      <style:text-properties fo:background-color="#ffffff"/>
    </style:style>
    <style:style style:name="T15_25" style:family="text">
      <style:text-properties fo:background-color="#ffffff"/>
    </style:style>
    <style:style style:name="T15_26" style:family="text">
      <style:text-properties fo:background-color="#ffffff"/>
    </style:style>
    <style:style style:name="T15_27" style:family="text">
      <style:text-properties fo:background-color="#ffffff"/>
    </style:style>
    <style:style style:name="T15_28" style:family="text">
      <style:text-properties fo:background-color="#ffffff"/>
    </style:style>
    <style:style style:name="T15_29" style:family="text">
      <style:text-properties fo:background-color="#ffffff"/>
    </style:style>
    <style:style style:name="T15_30" style:family="text">
      <style:text-properties fo:background-color="#ffffff"/>
    </style:style>
    <style:style style:name="T15_31" style:family="text">
      <style:text-properties fo:background-color="#ffffff"/>
    </style:style>
    <style:style style:name="T15_32" style:family="text">
      <style:text-properties fo:background-color="#ffffff"/>
    </style:style>
    <style:style style:name="T15_33" style:family="text">
      <style:text-properties fo:background-color="#ffffff"/>
    </style:style>
    <style:style style:name="T15_34" style:family="text">
      <style:text-properties fo:background-color="#ffffff"/>
    </style:style>
    <style:style style:name="T15_35" style:family="text">
      <style:text-properties fo:background-color="#ffffff"/>
    </style:style>
    <style:style style:name="T15_36" style:family="text">
      <style:text-properties fo:background-color="#ffffff"/>
    </style:style>
    <style:style style:name="T15_37" style:family="text">
      <style:text-properties fo:background-color="#ffffff"/>
    </style:style>
    <style:style style:name="T15_38" style:family="text">
      <style:text-properties fo:background-color="#ffffff"/>
    </style:style>
    <style:style style:name="T15_39" style:family="text">
      <style:text-properties fo:background-color="#ffffff"/>
    </style:style>
    <style:style style:name="T15_40" style:family="text">
      <style:text-properties fo:background-color="#ffffff"/>
    </style:style>
    <style:style style:name="T15_41" style:family="text">
      <style:text-properties fo:background-color="#ffffff"/>
    </style:style>
    <style:style style:name="T15_42" style:family="text">
      <style:text-properties fo:background-color="#ffffff"/>
    </style:style>
    <style:style style:name="T15_43" style:family="text">
      <style:text-properties fo:background-color="#ffffff"/>
    </style:style>
    <style:style style:name="T15_44" style:family="text">
      <style:text-properties fo:background-color="#ffffff"/>
    </style:style>
    <style:style style:name="T15_45" style:family="text">
      <style:text-properties fo:background-color="#ffffff"/>
    </style:style>
    <style:style style:name="T15_46" style:family="text">
      <style:text-properties fo:background-color="#ffffff"/>
    </style:style>
    <style:style style:name="T15_47" style:family="text">
      <style:text-properties fo:background-color="#ffffff"/>
    </style:style>
    <style:style style:name="T15_48" style:family="text">
      <style:text-properties fo:background-color="#ffffff"/>
    </style:style>
    <style:style style:name="T15_49" style:family="text">
      <style:text-properties fo:background-color="#ffffff"/>
    </style:style>
    <style:style style:name="T15_50" style:family="text">
      <style:text-properties fo:background-color="#ffffff"/>
    </style:style>
    <style:style style:name="T15_51" style:family="text">
      <style:text-properties fo:background-color="#ffffff"/>
    </style:style>
    <style:style style:name="T15_52" style:family="text">
      <style:text-properties fo:background-color="#ffffff"/>
    </style:style>
    <style:style style:name="T15_53" style:family="text">
      <style:text-properties fo:background-color="#ffffff"/>
    </style:style>
    <style:style style:name="T15_54" style:family="text">
      <style:text-properties fo:background-color="#ffffff"/>
    </style:style>
    <style:style style:name="T15_55" style:family="text">
      <style:text-properties fo:background-color="#ffffff"/>
    </style:style>
    <style:style style:name="T15_56" style:family="text">
      <style:text-properties fo:background-color="#ffffff"/>
    </style:style>
    <style:style style:name="T15_57" style:family="text">
      <style:text-properties fo:background-color="#ffffff"/>
    </style:style>
    <style:style style:name="T15_58" style:family="text">
      <style:text-properties fo:background-color="#ffffff"/>
    </style:style>
    <style:style style:name="T15_59" style:family="text">
      <style:text-properties fo:background-color="#ffffff"/>
    </style:style>
    <style:style style:name="T15_60" style:family="text">
      <style:text-properties fo:background-color="#ffffff"/>
    </style:style>
    <style:style style:name="T15_61" style:family="text">
      <style:text-properties fo:background-color="#ffffff"/>
    </style:style>
    <style:style style:name="T15_62" style:family="text">
      <style:text-properties fo:background-color="#ffffff"/>
    </style:style>
    <style:style style:name="T15_63" style:family="text">
      <style:text-properties fo:background-color="#ffffff"/>
    </style:style>
    <style:style style:name="T15_64" style:family="text">
      <style:text-properties fo:background-color="#ffffff"/>
    </style:style>
    <style:style style:name="T15_65" style:family="text">
      <style:text-properties fo:background-color="#ffffff"/>
    </style:style>
    <style:style style:name="T15_66" style:family="text">
      <style:text-properties fo:background-color="#ffffff"/>
    </style:style>
    <style:style style:name="T15_67" style:family="text">
      <style:text-properties fo:background-color="#ffffff"/>
    </style:style>
    <style:style style:name="T15_68" style:family="text">
      <style:text-properties fo:background-color="#ffffff"/>
    </style:style>
    <style:style style:name="T15_69" style:family="text">
      <style:text-properties fo:background-color="#ffffff"/>
    </style:style>
    <style:style style:name="T15_70" style:family="text">
      <style:text-properties fo:background-color="#ffffff"/>
    </style:style>
    <style:style style:name="T15_71" style:family="text">
      <style:text-properties fo:background-color="#ffffff"/>
    </style:style>
    <style:style style:name="T15_72" style:family="text">
      <style:text-properties fo:background-color="#ffffff"/>
    </style:style>
    <style:style style:name="T15_73" style:family="text">
      <style:text-properties fo:background-color="#ffffff"/>
    </style:style>
    <style:style style:name="T15_74" style:family="text">
      <style:text-properties fo:background-color="#ffffff"/>
    </style:style>
    <style:style style:name="P16" style:family="paragraph" style:parent-style-name="Standard">
      <style:paragraph-properties fo:break-before="auto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T16_7" style:family="text"/>
    <style:style style:name="T16_8" style:family="text">
      <style:text-properties fo:color="#1155cc" style:text-underline-style="solid" style:text-underline-color="font-color"/>
    </style:style>
    <style:style style:name="T16_9" style:family="text"/>
    <style:style style:name="T16_10" style:family="text">
      <style:text-properties fo:color="#1155cc" style:text-underline-style="solid" style:text-underline-color="font-color"/>
    </style:style>
    <style:style style:name="T16_11" style:family="text"/>
    <style:style style:name="T16_12" style:family="text">
      <style:text-properties fo:color="#1155cc" style:text-underline-style="solid" style:text-underline-color="font-color"/>
    </style:style>
    <style:style style:name="T16_13" style:family="text"/>
    <style:style style:name="T16_14" style:family="text">
      <style:text-properties fo:color="#1155cc" style:text-underline-style="solid" style:text-underline-color="font-color"/>
    </style:style>
    <style:style style:name="T16_15" style:family="text"/>
    <style:style style:name="T16_16" style:family="text">
      <style:text-properties fo:color="#1155cc" style:text-underline-style="solid" style:text-underline-color="font-color"/>
    </style:style>
    <style:style style:name="T16_17" style:family="text"/>
    <style:style style:name="T16_18" style:family="text">
      <style:text-properties fo:color="#1155cc" style:text-underline-style="solid" style:text-underline-color="font-color"/>
    </style:style>
    <style:style style:name="T16_19" style:family="text"/>
    <style:style style:name="T16_20" style:family="text">
      <style:text-properties fo:color="#1155cc" style:text-underline-style="solid" style:text-underline-color="font-color"/>
    </style:style>
    <style:style style:name="T16_21" style:family="text"/>
    <style:style style:name="T16_22" style:family="text">
      <style:text-properties fo:color="#1155cc" style:text-underline-style="solid" style:text-underline-color="font-color"/>
    </style:style>
    <style:style style:name="T16_23" style:family="text"/>
    <style:style style:name="T16_24" style:family="text">
      <style:text-properties fo:color="#1155cc" style:text-underline-style="solid" style:text-underline-color="font-color"/>
    </style:style>
    <style:style style:name="T16_25" style:family="text"/>
    <style:style style:name="T16_26" style:family="text">
      <style:text-properties fo:color="#1155cc" style:text-underline-style="solid" style:text-underline-color="font-color"/>
    </style:style>
    <style:style style:name="T16_27" style:family="text"/>
    <style:style style:name="T16_28" style:family="text">
      <style:text-properties fo:color="#1155cc" style:text-underline-style="solid" style:text-underline-color="font-color"/>
    </style:style>
    <style:style style:name="T16_29" style:family="text"/>
    <style:style style:name="T16_30" style:family="text">
      <style:text-properties fo:color="#1155cc" style:text-underline-style="solid" style:text-underline-color="font-color"/>
    </style:style>
    <style:style style:name="T16_31" style:family="text"/>
    <style:style style:name="T16_32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style:writing-mode="lr-tb"/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>
      <style:text-properties fo:color="#1155cc" style:text-underline-style="solid" style:text-underline-color="font-color"/>
    </style:style>
    <style:style style:name="T18_44" style:family="text"/>
    <style:style style:name="T18_45" style:family="text">
      <style:text-properties fo:color="#1155cc" style:text-underline-style="solid" style:text-underline-color="font-color"/>
    </style:style>
    <style:style style:name="T18_46" style:family="text"/>
    <style:style style:name="T18_47" style:family="text">
      <style:text-properties fo:color="#1155cc" style:text-underline-style="solid" style:text-underline-color="font-color"/>
    </style:style>
    <style:style style:name="T18_48" style:family="text"/>
    <style:style style:name="T18_49" style:family="text">
      <style:text-properties fo:color="#1155cc" style:text-underline-style="solid" style:text-underline-color="font-color"/>
    </style:style>
    <style:style style:name="T18_50" style:family="text"/>
    <style:style style:name="T18_51" style:family="text">
      <style:text-properties fo:color="#1155cc" style:text-underline-style="solid" style:text-underline-color="font-color"/>
    </style:style>
    <style:style style:name="T18_52" style:family="text"/>
    <style:style style:name="T18_53" style:family="text">
      <style:text-properties fo:color="#1155cc" style:text-underline-style="solid" style:text-underline-color="font-color"/>
    </style:style>
    <style:style style:name="T18_54" style:family="text"/>
    <style:style style:name="T18_55" style:family="text">
      <style:text-properties fo:color="#1155cc" style:text-underline-style="solid" style:text-underline-color="font-color"/>
    </style:style>
    <style:style style:name="T18_56" style:family="text"/>
    <style:style style:name="T18_57" style:family="text">
      <style:text-properties fo:color="#1155cc" style:text-underline-style="solid" style:text-underline-color="font-color"/>
    </style:style>
    <style:style style:name="T18_58" style:family="text"/>
    <style:style style:name="T18_59" style:family="text">
      <style:text-properties fo:color="#1155cc" style:text-underline-style="solid" style:text-underline-color="font-color"/>
    </style:style>
    <style:style style:name="T18_60" style:family="text"/>
    <style:style style:name="T18_61" style:family="text">
      <style:text-properties fo:color="#1155cc" style:text-underline-style="solid" style:text-underline-color="font-color"/>
    </style:style>
    <style:style style:name="T18_62" style:family="text"/>
    <style:style style:name="T18_63" style:family="text">
      <style:text-properties fo:color="#1155cc" style:text-underline-style="solid" style:text-underline-color="font-color"/>
    </style:style>
    <style:style style:name="T18_64" style:family="text"/>
    <style:style style:name="T18_65" style:family="text">
      <style:text-properties fo:color="#1155cc" style:text-underline-style="solid" style:text-underline-color="font-color"/>
    </style:style>
    <style:style style:name="T18_66" style:family="text"/>
    <style:style style:name="T18_67" style:family="text">
      <style:text-properties fo:color="#1155cc" style:text-underline-style="solid" style:text-underline-color="font-color"/>
    </style:style>
    <style:style style:name="T18_68" style:family="text"/>
    <style:style style:name="T18_69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style:writing-mode="lr-tb"/>
    </style:style>
    <style:style style:name="P20" style:family="paragraph" style:parent-style-name="Standard">
      <style:paragraph-properties fo:break-before="auto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P21" style:family="paragraph" style:parent-style-name="Standard">
      <style:paragraph-properties fo:break-before="auto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T21_3" style:family="text"/>
    <style:style style:name="T21_4" style:family="text">
      <style:text-properties fo:color="#1155cc" style:text-underline-style="solid" style:text-underline-color="font-color"/>
    </style:style>
    <style:style style:name="T21_5" style:family="text"/>
    <style:style style:name="T21_6" style:family="text">
      <style:text-properties fo:color="#1155cc" style:text-underline-style="solid" style:text-underline-color="font-color"/>
    </style:style>
    <style:style style:name="T21_7" style:family="text"/>
    <style:style style:name="T21_8" style:family="text">
      <style:text-properties fo:color="#1155cc" style:text-underline-style="solid" style:text-underline-color="font-color"/>
    </style:style>
    <style:style style:name="T21_9" style:family="text"/>
    <style:style style:name="T21_10" style:family="text">
      <style:text-properties fo:color="#1155cc" style:text-underline-style="solid" style:text-underline-color="font-color"/>
    </style:style>
    <style:style style:name="T21_11" style:family="text"/>
    <style:style style:name="T21_12" style:family="text">
      <style:text-properties fo:color="#1155cc" style:text-underline-style="solid" style:text-underline-color="font-color"/>
    </style:style>
    <style:style style:name="T21_13" style:family="text"/>
    <style:style style:name="T21_14" style:family="text">
      <style:text-properties fo:color="#1155cc" style:text-underline-style="solid" style:text-underline-color="font-color"/>
    </style:style>
    <style:style style:name="T21_15" style:family="text"/>
    <style:style style:name="T21_16" style:family="text">
      <style:text-properties fo:color="#1155cc" style:text-underline-style="solid" style:text-underline-color="font-color"/>
    </style:style>
    <style:style style:name="T21_17" style:family="text"/>
    <style:style style:name="T21_18" style:family="text">
      <style:text-properties fo:color="#1155cc" style:text-underline-style="solid" style:text-underline-color="font-color"/>
    </style:style>
    <style:style style:name="T21_19" style:family="text"/>
    <style:style style:name="T21_20" style:family="text">
      <style:text-properties fo:color="#1155cc" style:text-underline-style="solid" style:text-underline-color="font-color"/>
    </style:style>
    <style:style style:name="T21_21" style:family="text"/>
    <style:style style:name="T21_22" style:family="text">
      <style:text-properties fo:color="#1155cc" style:text-underline-style="solid" style:text-underline-color="font-color"/>
    </style:style>
    <style:style style:name="T21_23" style:family="text"/>
    <style:style style:name="T21_24" style:family="text">
      <style:text-properties fo:color="#1155cc" style:text-underline-style="solid" style:text-underline-color="font-color"/>
    </style:style>
    <style:style style:name="T21_25" style:family="text"/>
    <style:style style:name="T21_26" style:family="text">
      <style:text-properties fo:color="#1155cc" style:text-underline-style="solid" style:text-underline-color="font-color"/>
    </style:style>
    <style:style style:name="T21_27" style:family="text"/>
    <style:style style:name="T21_28" style:family="text">
      <style:text-properties fo:color="#1155cc" style:text-underline-style="solid" style:text-underline-color="font-color"/>
    </style:style>
  </office:automatic-styles>
  <office:body>
    <office:text>
      <text:p text:style-name="P1"><text:span text:style-name="T1_1">C</text:span><text:span text:style-name="T1_2">.<text:s/></text:span><text:span text:style-name="T1_3">Why</text:span><text:span text:style-name="T1_4"><text:s/></text:span><text:span text:style-name="T1_5">don</text:span><text:span text:style-name="T1_6">’</text:span><text:span text:style-name="T1_7">t</text:span><text:span text:style-name="T1_8"><text:s/></text:span><text:span text:style-name="T1_9">most</text:span><text:span text:style-name="T1_10"><text:s/></text:span><text:span text:style-name="T1_11">MMORPGS</text:span><text:span text:style-name="T1_12"><text:s/></text:span><text:span text:style-name="T1_13">have</text:span><text:span text:style-name="T1_14"><text:s/></text:span><text:span text:style-name="T1_15">user</text:span><text:span text:style-name="T1_16"><text:s/></text:span><text:span text:style-name="T1_17">created</text:span><text:span text:style-name="T1_18">/</text:span><text:span text:style-name="T1_19">altered</text:span><text:span text:style-name="T1_20"><text:s/></text:span><text:span text:style-name="T1_21">content</text:span><text:span text:style-name="T1_22"><text:s/></text:span><text:span text:style-name="T1_23">in</text:span><text:span text:style-name="T1_24"><text:s/></text:span><text:span text:style-name="T1_25">them</text:span><text:span text:style-name="T1_26">?</text:span></text:p>
      <text:p text:style-name="P2"/>
      <text:p text:style-name="P3"><text:span text:style-name="T3_1">Although</text:span><text:span text:style-name="T3_2"><text:s/></text:span><text:span text:style-name="T3_3">at</text:span><text:span text:style-name="T3_4"><text:s/></text:span><text:span text:style-name="T3_5">this</text:span><text:span text:style-name="T3_6"><text:s/></text:span><text:span text:style-name="T3_7">point</text:span><text:span text:style-name="T3_8"><text:s/></text:span><text:span text:style-name="T3_9">in</text:span><text:span text:style-name="T3_10"><text:s/></text:span><text:span text:style-name="T3_11">time</text:span><text:span text:style-name="T3_12"><text:s/></text:span><text:span text:style-name="T3_13">many</text:span><text:span text:style-name="T3_14"><text:s/></text:span><text:span text:style-name="T3_15">MMORPGS</text:span><text:span text:style-name="T3_16"><text:s/></text:span><text:span text:style-name="T3_17">don</text:span><text:span text:style-name="T3_18">’</text:span><text:span text:style-name="T3_19">t</text:span><text:span text:style-name="T3_20"><text:s/></text:span><text:span text:style-name="T3_21">support</text:span><text:span text:style-name="T3_22"><text:s/></text:span><text:span text:style-name="T3_23">user</text:span><text:span text:style-name="T3_24"><text:s/></text:span><text:span text:style-name="T3_25">created</text:span><text:span text:style-name="T3_26"><text:s/></text:span><text:span text:style-name="T3_27">content</text:span><text:span text:style-name="T3_28"><text:s/></text:span><text:span text:style-name="T3_29">in</text:span><text:span text:style-name="T3_30"><text:s/></text:span><text:span text:style-name="T3_31">them</text:span><text:span text:style-name="T3_32">,<text:s/></text:span><text:span text:style-name="T3_33">a</text:span><text:span text:style-name="T3_34"><text:s/></text:span><text:span text:style-name="T3_35">couple</text:span><text:span text:style-name="T3_36"><text:s/></text:span><text:span text:style-name="T3_37">do</text:span><text:span text:style-name="T3_38">.<text:s/></text:span><text:span text:style-name="T3_39">One</text:span><text:span text:style-name="T3_40"><text:s/></text:span><text:span text:style-name="T3_41">game</text:span><text:span text:style-name="T3_42"><text:s/></text:span><text:span text:style-name="T3_43">known</text:span><text:span text:style-name="T3_44"><text:s/></text:span><text:span text:style-name="T3_45">as</text:span><text:span text:style-name="T3_46"><text:s/></text:span><text:span text:style-name="T3_47">City</text:span><text:span text:style-name="T3_48"><text:s/></text:span><text:span text:style-name="T3_49">of</text:span><text:span text:style-name="T3_50"><text:s/></text:span><text:span text:style-name="T3_51">Heroes</text:span><text:span text:style-name="T3_52"><text:s/>(</text:span><text:span text:style-name="T3_53">developed</text:span><text:span text:style-name="T3_54"><text:s/></text:span><text:span text:style-name="T3_55">Cryptic</text:span><text:span text:style-name="T3_56"><text:s/></text:span><text:span text:style-name="T3_57">Studios</text:span><text:span text:style-name="T3_58"><text:s/></text:span><text:span text:style-name="T3_59">and</text:span><text:span text:style-name="T3_60"><text:s/></text:span><text:span text:style-name="T3_61">Paragon</text:span><text:span text:style-name="T3_62"><text:s/></text:span><text:span text:style-name="T3_63">Studios</text:span><text:span text:style-name="T3_64">)<text:s/></text:span><text:span text:style-name="T3_65">released</text:span><text:span text:style-name="T3_66"><text:s/></text:span><text:span text:style-name="T3_67">in</text:span><text:span text:style-name="T3_68"><text:s/>2004<text:s/></text:span><text:span text:style-name="T3_69">implemented</text:span><text:span text:style-name="T3_70"><text:s/></text:span><text:span text:style-name="T3_71">a</text:span><text:span text:style-name="T3_72"><text:s/></text:span><text:span text:style-name="T3_73">user</text:span><text:span text:style-name="T3_74"><text:s/></text:span><text:span text:style-name="T3_75">creation</text:span><text:span text:style-name="T3_76"><text:s/></text:span><text:span text:style-name="T3_77">system</text:span><text:span text:style-name="T3_78"><text:s/></text:span><text:span text:style-name="T3_79">called</text:span><text:span text:style-name="T3_80"><text:s/></text:span><text:span text:style-name="T3_81">the</text:span><text:span text:style-name="T3_82"><text:s/></text:span><text:span text:style-name="T3_83">Architect</text:span><text:span text:style-name="T3_84"><text:s/></text:span><text:span text:style-name="T3_85">System</text:span><text:span text:style-name="T3_86">.<text:s/></text:span><text:span text:style-name="T3_87">Using</text:span><text:span text:style-name="T3_88"><text:s/></text:span><text:span text:style-name="T3_89">this</text:span><text:span text:style-name="T3_90"><text:s/></text:span><text:span text:style-name="T3_91">system</text:span><text:span text:style-name="T3_92">,<text:s/></text:span><text:span text:style-name="T3_93">players</text:span><text:span text:style-name="T3_94"><text:s/></text:span><text:span text:style-name="T3_95">could</text:span><text:span text:style-name="T3_96"><text:s/></text:span><text:span text:style-name="T3_97">devise</text:span><text:span text:style-name="T3_98"><text:s/></text:span><text:span text:style-name="T3_99">story</text:span><text:span text:style-name="T3_100"><text:s/></text:span><text:span text:style-name="T3_101">elements</text:span><text:span text:style-name="T3_102"><text:s/></text:span><text:span text:style-name="T3_103">and</text:span><text:span text:style-name="T3_104"><text:s/></text:span><text:span text:style-name="T3_105">implement</text:span><text:span text:style-name="T3_106"><text:s/></text:span><text:span text:style-name="T3_107">them</text:span><text:span text:style-name="T3_108"><text:s/></text:span><text:span text:style-name="T3_109">through</text:span><text:span text:style-name="T3_110"><text:s/></text:span><text:span text:style-name="T3_111">custom</text:span><text:span text:style-name="T3_112"><text:s/></text:span><text:span text:style-name="T3_113">mission</text:span><text:span text:style-name="T3_114"><text:s/></text:span><text:span text:style-name="T3_115">arcs</text:span><text:span text:style-name="T3_116">.<text:s/></text:span><text:span text:style-name="T3_117">Supplementing</text:span><text:span text:style-name="T3_118"><text:s/></text:span><text:span text:style-name="T3_119">the</text:span><text:span text:style-name="T3_120"><text:s/></text:span><text:span text:style-name="T3_121">mission</text:span><text:span text:style-name="T3_122"><text:s/></text:span><text:span text:style-name="T3_123">arcs</text:span><text:span text:style-name="T3_124"><text:s/></text:span><text:span text:style-name="T3_125">were</text:span><text:span text:style-name="T3_126"><text:s/></text:span><text:span text:style-name="T3_127">unique</text:span><text:span text:style-name="T3_128"><text:s/></text:span><text:span text:style-name="T3_129">villains</text:span><text:span text:style-name="T3_130">.<text:s/></text:span><text:span text:style-name="T3_131">Because</text:span><text:span text:style-name="T3_132"><text:s/></text:span><text:span text:style-name="T3_133">this</text:span><text:span text:style-name="T3_134"><text:s/></text:span><text:span text:style-name="T3_135">was</text:span><text:span text:style-name="T3_136"><text:s/></text:span><text:span text:style-name="T3_137">user</text:span><text:span text:style-name="T3_138">-</text:span><text:span text:style-name="T3_139">generated</text:span><text:span text:style-name="T3_140"><text:s/></text:span><text:span text:style-name="T3_141">content</text:span><text:span text:style-name="T3_142">,<text:s/></text:span><text:span text:style-name="T3_143">any</text:span><text:span text:style-name="T3_144"><text:s/></text:span><text:span text:style-name="T3_145">player</text:span><text:span text:style-name="T3_146"><text:s/></text:span><text:span text:style-name="T3_147">could</text:span><text:span text:style-name="T3_148"><text:s/></text:span><text:span text:style-name="T3_149">experience</text:span><text:span text:style-name="T3_150"><text:s/></text:span><text:span text:style-name="T3_151">the</text:span><text:span text:style-name="T3_152"><text:s/></text:span><text:span text:style-name="T3_153">missions</text:span><text:span text:style-name="T3_154"><text:s/></text:span><text:span text:style-name="T3_155">and</text:span><text:span text:style-name="T3_156"><text:s/></text:span><text:span text:style-name="T3_157">villains</text:span><text:span text:style-name="T3_158">.</text:span></text:p>
      <text:p text:style-name="P4"><text:span text:style-name="T4_1"><text:a xlink:type="simple" xlink:href="http://en.wikipedia.org/wiki/City_of_Heroes"><text:span text:style-name="T4_2">http</text:span></text:a></text:span><text:span text:style-name="T4_3"><text:a xlink:type="simple" xlink:href="http://en.wikipedia.org/wiki/City_of_Heroes"><text:span text:style-name="T4_4">://</text:span></text:a></text:span><text:span text:style-name="T4_5"><text:a xlink:type="simple" xlink:href="http://en.wikipedia.org/wiki/City_of_Heroes"><text:span text:style-name="T4_6">en</text:span></text:a></text:span><text:span text:style-name="T4_7"><text:a xlink:type="simple" xlink:href="http://en.wikipedia.org/wiki/City_of_Heroes"><text:span text:style-name="T4_8">.</text:span></text:a></text:span><text:span text:style-name="T4_9"><text:a xlink:type="simple" xlink:href="http://en.wikipedia.org/wiki/City_of_Heroes"><text:span text:style-name="T4_10">wikipedia</text:span></text:a></text:span><text:span text:style-name="T4_11"><text:a xlink:type="simple" xlink:href="http://en.wikipedia.org/wiki/City_of_Heroes"><text:span text:style-name="T4_12">.</text:span></text:a></text:span><text:span text:style-name="T4_13"><text:a xlink:type="simple" xlink:href="http://en.wikipedia.org/wiki/City_of_Heroes"><text:span text:style-name="T4_14">org</text:span></text:a></text:span><text:span text:style-name="T4_15"><text:a xlink:type="simple" xlink:href="http://en.wikipedia.org/wiki/City_of_Heroes"><text:span text:style-name="T4_16">/</text:span></text:a></text:span><text:span text:style-name="T4_17"><text:a xlink:type="simple" xlink:href="http://en.wikipedia.org/wiki/City_of_Heroes"><text:span text:style-name="T4_18">wiki</text:span></text:a></text:span><text:span text:style-name="T4_19"><text:a xlink:type="simple" xlink:href="http://en.wikipedia.org/wiki/City_of_Heroes"><text:span text:style-name="T4_20">/</text:span></text:a></text:span><text:span text:style-name="T4_21"><text:a xlink:type="simple" xlink:href="http://en.wikipedia.org/wiki/City_of_Heroes"><text:span text:style-name="T4_22">City</text:span></text:a></text:span><text:span text:style-name="T4_23"><text:a xlink:type="simple" xlink:href="http://en.wikipedia.org/wiki/City_of_Heroes"><text:span text:style-name="T4_24">_</text:span></text:a></text:span><text:span text:style-name="T4_25"><text:a xlink:type="simple" xlink:href="http://en.wikipedia.org/wiki/City_of_Heroes"><text:span text:style-name="T4_26">of</text:span></text:a></text:span><text:span text:style-name="T4_27"><text:a xlink:type="simple" xlink:href="http://en.wikipedia.org/wiki/City_of_Heroes"><text:span text:style-name="T4_28">_</text:span></text:a></text:span><text:span text:style-name="T4_29"><text:a xlink:type="simple" xlink:href="http://en.wikipedia.org/wiki/City_of_Heroes"><text:span text:style-name="T4_30">Heroes</text:span></text:a></text:span></text:p>
      <text:p text:style-name="P5"/>
      <text:p text:style-name="P6"><text:span text:style-name="T6_1"><text:s text:c="4"/></text:span><text:span text:style-name="T6_2">But</text:span><text:span text:style-name="T6_3"><text:s/></text:span><text:span text:style-name="T6_4">there</text:span><text:span text:style-name="T6_5"><text:s/></text:span><text:span text:style-name="T6_6">are</text:span><text:span text:style-name="T6_7"><text:s/></text:span><text:span text:style-name="T6_8">many</text:span><text:span text:style-name="T6_9"><text:s/></text:span><text:span text:style-name="T6_10">problems</text:span><text:span text:style-name="T6_11"><text:s/></text:span><text:span text:style-name="T6_12">and</text:span><text:span text:style-name="T6_13"><text:s/></text:span><text:span text:style-name="T6_14">flaws</text:span><text:span text:style-name="T6_15"><text:s/></text:span><text:span text:style-name="T6_16">underlying</text:span><text:span text:style-name="T6_17"><text:s/></text:span><text:span text:style-name="T6_18">the</text:span><text:span text:style-name="T6_19"><text:s/></text:span><text:span text:style-name="T6_20">privilege</text:span><text:span text:style-name="T6_21"><text:s/></text:span><text:span text:style-name="T6_22">of</text:span><text:span text:style-name="T6_23"><text:s/></text:span><text:span text:style-name="T6_24">allowing</text:span><text:span text:style-name="T6_25"><text:s/></text:span><text:span text:style-name="T6_26">user</text:span><text:span text:style-name="T6_27">-</text:span><text:span text:style-name="T6_28">generated</text:span><text:span text:style-name="T6_29"><text:s/></text:span><text:span text:style-name="T6_30">content</text:span><text:span text:style-name="T6_31">.<text:s/></text:span><text:span text:style-name="T6_32">MMORPGS</text:span><text:span text:style-name="T6_33">,<text:s/></text:span><text:span text:style-name="T6_34">are</text:span><text:span text:style-name="T6_35"><text:s/></text:span><text:span text:style-name="T6_36">in</text:span><text:span text:style-name="T6_37"><text:s/></text:span><text:span text:style-name="T6_38">fact</text:span><text:span text:style-name="T6_39"><text:s/></text:span><text:span text:style-name="T6_40">huge</text:span><text:span text:style-name="T6_41"><text:s/></text:span><text:span text:style-name="T6_42">games</text:span><text:span text:style-name="T6_43"><text:s/></text:span><text:span text:style-name="T6_44">with</text:span><text:span text:style-name="T6_45"><text:s/></text:span><text:span text:style-name="T6_46">hundreds</text:span><text:span text:style-name="T6_47"><text:s/></text:span><text:span text:style-name="T6_48">if</text:span><text:span text:style-name="T6_49"><text:s/></text:span><text:span text:style-name="T6_50">not</text:span><text:span text:style-name="T6_51"><text:s/></text:span><text:span text:style-name="T6_52">thousands</text:span><text:span text:style-name="T6_53"><text:s/></text:span><text:span text:style-name="T6_54">of</text:span><text:span text:style-name="T6_55"><text:s/></text:span><text:span text:style-name="T6_56">hours</text:span><text:span text:style-name="T6_57"><text:s/></text:span><text:span text:style-name="T6_58">that</text:span><text:span text:style-name="T6_59"><text:s/></text:span><text:span text:style-name="T6_60">can</text:span><text:span text:style-name="T6_61"><text:s/></text:span><text:span text:style-name="T6_62">be</text:span><text:span text:style-name="T6_63"><text:s/></text:span><text:span text:style-name="T6_64">sunk</text:span><text:span text:style-name="T6_65"><text:s/></text:span><text:span text:style-name="T6_66">into</text:span><text:span text:style-name="T6_67"><text:s/></text:span><text:span text:style-name="T6_68">them</text:span><text:span text:style-name="T6_69">.<text:s/></text:span><text:span text:style-name="T6_70">They</text:span><text:span text:style-name="T6_71"><text:s/></text:span><text:span text:style-name="T6_72">already</text:span><text:span text:style-name="T6_73"><text:s/></text:span><text:span text:style-name="T6_74">have</text:span><text:span text:style-name="T6_75"><text:s/></text:span><text:span text:style-name="T6_76">boatloads</text:span><text:span text:style-name="T6_77"><text:s/></text:span><text:span text:style-name="T6_78">of</text:span><text:span text:style-name="T6_79"><text:s/></text:span><text:span text:style-name="T6_80">content</text:span><text:span text:style-name="T6_81"><text:s/></text:span><text:span text:style-name="T6_82">ready</text:span><text:span text:style-name="T6_83"><text:s/></text:span><text:span text:style-name="T6_84">for</text:span><text:span text:style-name="T6_85"><text:s/></text:span><text:span text:style-name="T6_86">the</text:span><text:span text:style-name="T6_87"><text:s/></text:span><text:span text:style-name="T6_88">players</text:span><text:span text:style-name="T6_89"><text:s/></text:span><text:span text:style-name="T6_90">to</text:span><text:span text:style-name="T6_91"><text:s/></text:span><text:span text:style-name="T6_92">interact</text:span><text:span text:style-name="T6_93"><text:s/></text:span><text:span text:style-name="T6_94">and</text:span><text:span text:style-name="T6_95"><text:s/></text:span><text:span text:style-name="T6_96">experiment</text:span><text:span text:style-name="T6_97"><text:s/></text:span><text:span text:style-name="T6_98">with</text:span><text:span text:style-name="T6_99">.<text:s/></text:span><text:span text:style-name="T6_100">For</text:span><text:span text:style-name="T6_101"><text:s/></text:span><text:span text:style-name="T6_102">starters</text:span><text:span text:style-name="T6_103">,<text:s/></text:span><text:span text:style-name="T6_104">why</text:span><text:span text:style-name="T6_105"><text:s/></text:span><text:span text:style-name="T6_106">would</text:span><text:span text:style-name="T6_107"><text:s/></text:span><text:span text:style-name="T6_108">any</text:span><text:span text:style-name="T6_109"><text:s/></text:span><text:span text:style-name="T6_110">developer</text:span><text:span text:style-name="T6_111"><text:s/></text:span><text:span text:style-name="T6_112">want</text:span><text:span text:style-name="T6_113"><text:s/></text:span><text:span text:style-name="T6_114">to</text:span><text:span text:style-name="T6_115"><text:s/></text:span><text:span text:style-name="T6_116">allow</text:span><text:span text:style-name="T6_117"><text:s/></text:span><text:span text:style-name="T6_118">any</text:span><text:span text:style-name="T6_119"><text:s/></text:span><text:span text:style-name="T6_120">more</text:span><text:span text:style-name="T6_121"><text:s/></text:span><text:span text:style-name="T6_122">content</text:span><text:span text:style-name="T6_123"><text:s/></text:span><text:span text:style-name="T6_124">to</text:span><text:span text:style-name="T6_125"><text:s/></text:span><text:span text:style-name="T6_126">be</text:span><text:span text:style-name="T6_127"><text:s/></text:span><text:span text:style-name="T6_128">added</text:span><text:span text:style-name="T6_129"><text:s/></text:span><text:span text:style-name="T6_130">to</text:span><text:span text:style-name="T6_131"><text:s/></text:span><text:span text:style-name="T6_132">the</text:span><text:span text:style-name="T6_133"><text:s/></text:span><text:span text:style-name="T6_134">game</text:span><text:span text:style-name="T6_135">?<text:s/></text:span><text:span text:style-name="T6_136">There</text:span><text:span text:style-name="T6_137"><text:s/></text:span><text:span text:style-name="T6_138">are</text:span><text:span text:style-name="T6_139"><text:s/></text:span><text:span text:style-name="T6_140">some</text:span><text:span text:style-name="T6_141"><text:s/></text:span><text:span text:style-name="T6_142">underlying</text:span><text:span text:style-name="T6_143"><text:s/></text:span><text:span text:style-name="T6_144">issues</text:span><text:span text:style-name="T6_145"><text:s/></text:span><text:span text:style-name="T6_146">surrounding</text:span><text:span text:style-name="T6_147"><text:s/></text:span><text:span text:style-name="T6_148">the</text:span><text:span text:style-name="T6_149"><text:s/></text:span><text:span text:style-name="T6_150">problems</text:span><text:span text:style-name="T6_151"><text:s/></text:span><text:span text:style-name="T6_152">amongst</text:span><text:span text:style-name="T6_153"><text:s/></text:span><text:span text:style-name="T6_154">allowing</text:span><text:span text:style-name="T6_155"><text:s/></text:span><text:span text:style-name="T6_156">for</text:span><text:span text:style-name="T6_157"><text:s/></text:span><text:span text:style-name="T6_158">UGC</text:span><text:span text:style-name="T6_159">.</text:span></text:p>
      <text:p text:style-name="P7"><text:span text:style-name="T7_1"><text:s text:c="4"/>1.<text:s/></text:span><text:span text:style-name="T7_2">Terrible</text:span><text:span text:style-name="T7_3"><text:s/></text:span><text:span text:style-name="T7_4">User</text:span><text:span text:style-name="T7_5">-</text:span><text:span text:style-name="T7_6">Generated</text:span><text:span text:style-name="T7_7"><text:s/></text:span><text:span text:style-name="T7_8">Content</text:span><text:span text:style-name="T7_9">.<text:s/></text:span><text:span text:style-name="T7_10">If</text:span><text:span text:style-name="T7_11"><text:s/></text:span><text:span text:style-name="T7_12">the</text:span><text:span text:style-name="T7_13"><text:s/></text:span><text:span text:style-name="T7_14">UGC</text:span><text:span text:style-name="T7_15"><text:s/></text:span><text:span text:style-name="T7_16">is</text:span><text:span text:style-name="T7_17"><text:s/></text:span><text:span text:style-name="T7_18">opened</text:span><text:span text:style-name="T7_19"><text:s/></text:span><text:span text:style-name="T7_20">to</text:span><text:span text:style-name="T7_21"><text:s/></text:span><text:span text:style-name="T7_22">the</text:span><text:span text:style-name="T7_23"><text:s/></text:span><text:span text:style-name="T7_24">entire</text:span><text:span text:style-name="T7_25"><text:s/></text:span><text:span text:style-name="T7_26">player</text:span><text:span text:style-name="T7_27">-</text:span><text:span text:style-name="T7_28">base</text:span><text:span text:style-name="T7_29">,<text:s/></text:span><text:span text:style-name="T7_30">which</text:span><text:span text:style-name="T7_31"><text:s/></text:span><text:span text:style-name="T7_32">can</text:span><text:span text:style-name="T7_33"><text:s/></text:span><text:span text:style-name="T7_34">be</text:span><text:span text:style-name="T7_35"><text:s/></text:span><text:span text:style-name="T7_36">upwards</text:span><text:span text:style-name="T7_37"><text:s/></text:span><text:span text:style-name="T7_38">of</text:span><text:span text:style-name="T7_39"><text:s/></text:span><text:span text:style-name="T7_40">millions</text:span><text:span text:style-name="T7_41"><text:s/></text:span><text:span text:style-name="T7_42">of</text:span><text:span text:style-name="T7_43"><text:s/></text:span><text:span text:style-name="T7_44">players</text:span><text:span text:style-name="T7_45">.<text:s/></text:span><text:span text:style-name="T7_46">If</text:span><text:span text:style-name="T7_47"><text:s/></text:span><text:span text:style-name="T7_48">every</text:span><text:span text:style-name="T7_49"><text:s/></text:span><text:span text:style-name="T7_50">single</text:span><text:span text:style-name="T7_51"><text:s/></text:span><text:span text:style-name="T7_52">active</text:span><text:span text:style-name="T7_53"><text:s/></text:span><text:span text:style-name="T7_54">player</text:span><text:span text:style-name="T7_55"><text:s/></text:span><text:span text:style-name="T7_56">created</text:span><text:span text:style-name="T7_57"><text:s/></text:span><text:span text:style-name="T7_58">a</text:span><text:span text:style-name="T7_59"><text:s/></text:span><text:span text:style-name="T7_60">map</text:span><text:span text:style-name="T7_61">,<text:s/></text:span><text:span text:style-name="T7_62">quest</text:span><text:span text:style-name="T7_63">,<text:s/></text:span><text:span text:style-name="T7_64">or</text:span><text:span text:style-name="T7_65"><text:s/></text:span><text:span text:style-name="T7_66">character</text:span><text:span text:style-name="T7_67"><text:s/></text:span><text:span text:style-name="T7_68">that</text:span><text:span text:style-name="T7_69"><text:s/></text:span><text:span text:style-name="T7_70">was</text:span><text:span text:style-name="T7_71"><text:s/></text:span><text:span text:style-name="T7_72">made</text:span><text:span text:style-name="T7_73"><text:s/></text:span><text:span text:style-name="T7_74">available</text:span><text:span text:style-name="T7_75"><text:s/></text:span><text:span text:style-name="T7_76">to</text:span><text:span text:style-name="T7_77"><text:s/></text:span><text:span text:style-name="T7_78">other</text:span><text:span text:style-name="T7_79"><text:s/></text:span><text:span text:style-name="T7_80">players</text:span><text:span text:style-name="T7_81">,<text:s/></text:span><text:span text:style-name="T7_82">that</text:span><text:span text:style-name="T7_83"><text:s/></text:span><text:span text:style-name="T7_84">would</text:span><text:span text:style-name="T7_85"><text:s/></text:span><text:span text:style-name="T7_86">increase</text:span><text:span text:style-name="T7_87"><text:s/></text:span><text:span text:style-name="T7_88">drastically</text:span><text:span text:style-name="T7_89"><text:s/></text:span><text:span text:style-name="T7_90">increase</text:span><text:span text:style-name="T7_91"><text:s/></text:span><text:span text:style-name="T7_92">the</text:span><text:span text:style-name="T7_93"><text:s/></text:span><text:span text:style-name="T7_94">amount</text:span><text:span text:style-name="T7_95"><text:s/></text:span><text:span text:style-name="T7_96">of</text:span><text:span text:style-name="T7_97"><text:s/></text:span><text:span text:style-name="T7_98">content</text:span><text:span text:style-name="T7_99"><text:s/></text:span><text:span text:style-name="T7_100">within</text:span><text:span text:style-name="T7_101"><text:s/></text:span><text:span text:style-name="T7_102">the</text:span><text:span text:style-name="T7_103"><text:s/></text:span><text:span text:style-name="T7_104">game</text:span><text:span text:style-name="T7_105">.<text:s/></text:span><text:span text:style-name="T7_106">Even</text:span><text:span text:style-name="T7_107"><text:s/></text:span><text:span text:style-name="T7_108">more</text:span><text:span text:style-name="T7_109"><text:s/></text:span><text:span text:style-name="T7_110">so</text:span><text:span text:style-name="T7_111">,<text:s/></text:span><text:span text:style-name="T7_112">how</text:span><text:span text:style-name="T7_113"><text:s/></text:span><text:span text:style-name="T7_114">much</text:span><text:span text:style-name="T7_115"><text:s/></text:span><text:span text:style-name="T7_116">of</text:span><text:span text:style-name="T7_117"><text:s/></text:span><text:span text:style-name="T7_118">the</text:span><text:span text:style-name="T7_119"><text:s/></text:span><text:span text:style-name="T7_120">UGC</text:span><text:span text:style-name="T7_121"><text:s/></text:span><text:span text:style-name="T7_122">would</text:span><text:span text:style-name="T7_123"><text:s/></text:span><text:span text:style-name="T7_124">be</text:span><text:span text:style-name="T7_125"><text:s/></text:span><text:span text:style-name="T7_126">engaging</text:span><text:span text:style-name="T7_127">,<text:s/></text:span><text:span text:style-name="T7_128">or</text:span><text:span text:style-name="T7_129"><text:s/></text:span><text:span text:style-name="T7_130">even</text:span><text:span text:style-name="T7_131"><text:s/></text:span><text:span text:style-name="T7_132">fun</text:span><text:span text:style-name="T7_133">?<text:s/></text:span><text:span text:style-name="T7_134">For</text:span><text:span text:style-name="T7_135"><text:s/></text:span><text:span text:style-name="T7_136">every</text:span><text:span text:style-name="T7_137"><text:s/>1000<text:s/></text:span><text:span text:style-name="T7_138">generated</text:span><text:span text:style-name="T7_139"><text:s/></text:span><text:span text:style-name="T7_140">maps</text:span><text:span text:style-name="T7_141">,<text:s/></text:span><text:span text:style-name="T7_142">very</text:span><text:span text:style-name="T7_143"><text:s/></text:span><text:span text:style-name="T7_144">few</text:span><text:span text:style-name="T7_145"><text:s/></text:span><text:span text:style-name="T7_146">of</text:span><text:span text:style-name="T7_147"><text:s/></text:span><text:span text:style-name="T7_148">them</text:span><text:span text:style-name="T7_149"><text:s/></text:span><text:span text:style-name="T7_150">would</text:span><text:span text:style-name="T7_151"><text:s/></text:span><text:span text:style-name="T7_152">actually</text:span><text:span text:style-name="T7_153"><text:s/></text:span><text:span text:style-name="T7_154">be</text:span><text:span text:style-name="T7_155"><text:s/></text:span><text:span text:style-name="T7_156">enjoyable</text:span><text:span text:style-name="T7_157"><text:s/></text:span><text:span text:style-name="T7_158">to</text:span><text:span text:style-name="T7_159"><text:s/></text:span><text:span text:style-name="T7_160">play</text:span><text:span text:style-name="T7_161">.<text:s text:c="2"/></text:span></text:p>
      <text:p text:style-name="P8"><text:span text:style-name="T8_1"><text:a xlink:type="simple" xlink:href="http://www.mmorpg.com/discussion2.cfm/post/4910932/thread/347526#4910932"><text:span text:style-name="T8_2">http</text:span></text:a></text:span><text:span text:style-name="T8_3"><text:a xlink:type="simple" xlink:href="http://www.mmorpg.com/discussion2.cfm/post/4910932/thread/347526#4910932"><text:span text:style-name="T8_4">://</text:span></text:a></text:span><text:span text:style-name="T8_5"><text:a xlink:type="simple" xlink:href="http://www.mmorpg.com/discussion2.cfm/post/4910932/thread/347526#4910932"><text:span text:style-name="T8_6">www</text:span></text:a></text:span><text:span text:style-name="T8_7"><text:a xlink:type="simple" xlink:href="http://www.mmorpg.com/discussion2.cfm/post/4910932/thread/347526#4910932"><text:span text:style-name="T8_8">.</text:span></text:a></text:span><text:span text:style-name="T8_9"><text:a xlink:type="simple" xlink:href="http://www.mmorpg.com/discussion2.cfm/post/4910932/thread/347526#4910932"><text:span text:style-name="T8_10">mmorpg</text:span></text:a></text:span><text:span text:style-name="T8_11"><text:a xlink:type="simple" xlink:href="http://www.mmorpg.com/discussion2.cfm/post/4910932/thread/347526#4910932"><text:span text:style-name="T8_12">.</text:span></text:a></text:span><text:span text:style-name="T8_13"><text:a xlink:type="simple" xlink:href="http://www.mmorpg.com/discussion2.cfm/post/4910932/thread/347526#4910932"><text:span text:style-name="T8_14">com</text:span></text:a></text:span><text:span text:style-name="T8_15"><text:a xlink:type="simple" xlink:href="http://www.mmorpg.com/discussion2.cfm/post/4910932/thread/347526#4910932"><text:span text:style-name="T8_16">/</text:span></text:a></text:span><text:span text:style-name="T8_17"><text:a xlink:type="simple" xlink:href="http://www.mmorpg.com/discussion2.cfm/post/4910932/thread/347526#4910932"><text:span text:style-name="T8_18">discussion</text:span></text:a></text:span><text:span text:style-name="T8_19"><text:a xlink:type="simple" xlink:href="http://www.mmorpg.com/discussion2.cfm/post/4910932/thread/347526#4910932"><text:span text:style-name="T8_20">2.</text:span></text:a></text:span><text:span text:style-name="T8_21"><text:a xlink:type="simple" xlink:href="http://www.mmorpg.com/discussion2.cfm/post/4910932/thread/347526#4910932"><text:span text:style-name="T8_22">cfm</text:span></text:a></text:span><text:span text:style-name="T8_23"><text:a xlink:type="simple" xlink:href="http://www.mmorpg.com/discussion2.cfm/post/4910932/thread/347526#4910932"><text:span text:style-name="T8_24">/</text:span></text:a></text:span><text:span text:style-name="T8_25"><text:a xlink:type="simple" xlink:href="http://www.mmorpg.com/discussion2.cfm/post/4910932/thread/347526#4910932"><text:span text:style-name="T8_26">post</text:span></text:a></text:span><text:span text:style-name="T8_27"><text:a xlink:type="simple" xlink:href="http://www.mmorpg.com/discussion2.cfm/post/4910932/thread/347526#4910932"><text:span text:style-name="T8_28">/4910932/</text:span></text:a></text:span><text:span text:style-name="T8_29"><text:a xlink:type="simple" xlink:href="http://www.mmorpg.com/discussion2.cfm/post/4910932/thread/347526#4910932"><text:span text:style-name="T8_30">thread</text:span></text:a></text:span><text:span text:style-name="T8_31"><text:a xlink:type="simple" xlink:href="http://www.mmorpg.com/discussion2.cfm/post/4910932/thread/347526#4910932"><text:span text:style-name="T8_32">/347526#4910932</text:span></text:a></text:span></text:p>
      <text:p text:style-name="P9"><text:span text:style-name="T9_1"><text:s text:c="4"/>2.<text:s/></text:span><text:span text:style-name="T9_2">XP</text:span><text:span text:style-name="T9_3"><text:s/></text:span><text:span text:style-name="T9_4">Farming</text:span><text:span text:style-name="T9_5">.<text:s/></text:span><text:span text:style-name="T9_6">Another</text:span><text:span text:style-name="T9_7"><text:s/></text:span><text:span text:style-name="T9_8">aspect</text:span><text:span text:style-name="T9_9"><text:s/></text:span><text:span text:style-name="T9_10">of</text:span><text:span text:style-name="T9_11"><text:s/></text:span><text:span text:style-name="T9_12">user</text:span><text:span text:style-name="T9_13"><text:s/></text:span><text:span text:style-name="T9_14">creation</text:span><text:span text:style-name="T9_15">,<text:s/></text:span><text:span text:style-name="T9_16">is</text:span><text:span text:style-name="T9_17"><text:s/></text:span><text:span text:style-name="T9_18">the</text:span><text:span text:style-name="T9_19"><text:s/></text:span><text:span text:style-name="T9_20">ability</text:span><text:span text:style-name="T9_21"><text:s/></text:span><text:span text:style-name="T9_22">to</text:span><text:span text:style-name="T9_23"><text:s/></text:span><text:span text:style-name="T9_24">create</text:span><text:span text:style-name="T9_25"><text:s/></text:span><text:span text:style-name="T9_26">something</text:span><text:span text:style-name="T9_27"><text:s/></text:span><text:span text:style-name="T9_28">that</text:span><text:span text:style-name="T9_29"><text:s/></text:span><text:span text:style-name="T9_30">is</text:span><text:span text:style-name="T9_31"><text:s/></text:span><text:span text:style-name="T9_32">geared</text:span><text:span text:style-name="T9_33"><text:s/></text:span><text:span text:style-name="T9_34">towards</text:span><text:span text:style-name="T9_35"><text:s/></text:span><text:span text:style-name="T9_36">that</text:span><text:span text:style-name="T9_37"><text:s/></text:span><text:span text:style-name="T9_38">player</text:span><text:span text:style-name="T9_39">,<text:s/></text:span><text:span text:style-name="T9_40">sometimes</text:span><text:span text:style-name="T9_41"><text:s/></text:span><text:span text:style-name="T9_42">in</text:span><text:span text:style-name="T9_43"><text:s/></text:span><text:span text:style-name="T9_44">a</text:span><text:span text:style-name="T9_45"><text:s/></text:span><text:span text:style-name="T9_46">ridiculous</text:span><text:span text:style-name="T9_47"><text:s/></text:span><text:span text:style-name="T9_48">way</text:span><text:span text:style-name="T9_49">.<text:s/></text:span><text:span text:style-name="T9_50">Players</text:span><text:span text:style-name="T9_51"><text:s/></text:span><text:span text:style-name="T9_52">can</text:span><text:span text:style-name="T9_53"><text:s/></text:span><text:span text:style-name="T9_54">create</text:span><text:span text:style-name="T9_55"><text:s/></text:span><text:span text:style-name="T9_56">a</text:span><text:span text:style-name="T9_57"><text:s/></text:span><text:span text:style-name="T9_58">map</text:span><text:span text:style-name="T9_59"><text:s/></text:span><text:span text:style-name="T9_60">that</text:span><text:span text:style-name="T9_61"><text:s/></text:span><text:span text:style-name="T9_62">allows</text:span><text:span text:style-name="T9_63"><text:s/></text:span><text:span text:style-name="T9_64">for</text:span><text:span text:style-name="T9_65"><text:s/></text:span><text:span text:style-name="T9_66">extremely</text:span><text:span text:style-name="T9_67"><text:s/></text:span><text:span text:style-name="T9_68">quick</text:span><text:span text:style-name="T9_69"><text:s/></text:span><text:span text:style-name="T9_70">harvesting</text:span><text:span text:style-name="T9_71"><text:s/></text:span><text:span text:style-name="T9_72">of</text:span><text:span text:style-name="T9_73"><text:s/></text:span><text:span text:style-name="T9_74">experience</text:span><text:span text:style-name="T9_75"><text:s/></text:span><text:span text:style-name="T9_76">points</text:span><text:span text:style-name="T9_77"><text:s/></text:span><text:span text:style-name="T9_78">and</text:span><text:span text:style-name="T9_79"><text:s/></text:span><text:span text:style-name="T9_80">quick</text:span><text:span text:style-name="T9_81"><text:s/></text:span><text:span text:style-name="T9_82">leveling</text:span><text:span text:style-name="T9_83"><text:s/></text:span><text:span text:style-name="T9_84">of</text:span><text:span text:style-name="T9_85"><text:s/></text:span><text:span text:style-name="T9_86">the</text:span><text:span text:style-name="T9_87"><text:s/></text:span><text:span text:style-name="T9_88">character</text:span><text:span text:style-name="T9_89">.<text:s/></text:span><text:span text:style-name="T9_90">The</text:span><text:span text:style-name="T9_91"><text:s/></text:span><text:span text:style-name="T9_92">developers</text:span><text:span text:style-name="T9_93"><text:s/></text:span><text:span text:style-name="T9_94">of</text:span><text:span text:style-name="T9_95"><text:s/></text:span><text:span text:style-name="T9_96">the</text:span><text:span text:style-name="T9_97"><text:s/></text:span><text:span text:style-name="T9_98">game</text:span><text:span text:style-name="T9_99"><text:s/></text:span><text:span text:style-name="T9_100">implemented</text:span><text:span text:style-name="T9_101"><text:s/></text:span><text:span text:style-name="T9_102">a</text:span><text:span text:style-name="T9_103"><text:s/></text:span><text:span text:style-name="T9_104">system</text:span><text:span text:style-name="T9_105"><text:s/></text:span><text:span text:style-name="T9_106">that</text:span><text:span text:style-name="T9_107"><text:s/></text:span><text:span text:style-name="T9_108">allowed</text:span><text:span text:style-name="T9_109"><text:s/></text:span><text:span text:style-name="T9_110">for</text:span><text:span text:style-name="T9_111"><text:s/></text:span><text:span text:style-name="T9_112">leveling</text:span><text:span text:style-name="T9_113"><text:s/></text:span><text:span text:style-name="T9_114">over</text:span><text:span text:style-name="T9_115"><text:s/></text:span><text:span text:style-name="T9_116">time</text:span><text:span text:style-name="T9_117">,<text:s/></text:span><text:span text:style-name="T9_118">not</text:span><text:span text:style-name="T9_119"><text:s/></text:span><text:span text:style-name="T9_120">nearly</text:span><text:span text:style-name="T9_121"><text:s/></text:span><text:span text:style-name="T9_122">instantaneous</text:span><text:span text:style-name="T9_123"><text:s/></text:span><text:span text:style-name="T9_124">leveling</text:span><text:span text:style-name="T9_125"><text:s/></text:span><text:span text:style-name="T9_126">that</text:span><text:span text:style-name="T9_127"><text:s/></text:span><text:span text:style-name="T9_128">would</text:span><text:span text:style-name="T9_129"><text:s/></text:span><text:span text:style-name="T9_130">be</text:span><text:span text:style-name="T9_131"><text:s/></text:span><text:span text:style-name="T9_132">made</text:span><text:span text:style-name="T9_133"><text:s/></text:span><text:span text:style-name="T9_134">possible</text:span><text:span text:style-name="T9_135"><text:s/></text:span><text:span text:style-name="T9_136">through</text:span><text:span text:style-name="T9_137"><text:s/></text:span><text:span text:style-name="T9_138">the</text:span><text:span text:style-name="T9_139"><text:s/></text:span><text:span text:style-name="T9_140">use</text:span><text:span text:style-name="T9_141"><text:s/></text:span><text:span text:style-name="T9_142">of</text:span><text:span text:style-name="T9_143"><text:s/></text:span><text:span text:style-name="T9_144">a</text:span><text:span text:style-name="T9_145"><text:s/></text:span><text:span text:style-name="T9_146">user</text:span><text:span text:style-name="T9_147">-</text:span><text:span text:style-name="T9_148">created</text:span><text:span text:style-name="T9_149"><text:s/></text:span><text:span text:style-name="T9_150">map</text:span><text:span text:style-name="T9_151">.<text:s/></text:span><text:span text:style-name="T9_152">It</text:span><text:span text:style-name="T9_153"><text:s/></text:span><text:span text:style-name="T9_154">breaks</text:span><text:span text:style-name="T9_155"><text:s/></text:span><text:span text:style-name="T9_156">the</text:span><text:span text:style-name="T9_157"><text:s/></text:span><text:span text:style-name="T9_158">intended</text:span><text:span text:style-name="T9_159"><text:s/></text:span><text:span text:style-name="T9_160">leveling</text:span><text:span text:style-name="T9_161"><text:s/></text:span><text:span text:style-name="T9_162">design</text:span><text:span text:style-name="T9_163"><text:s/></text:span><text:span text:style-name="T9_164">of</text:span><text:span text:style-name="T9_165"><text:s/></text:span><text:span text:style-name="T9_166">the</text:span><text:span text:style-name="T9_167"><text:s/></text:span><text:span text:style-name="T9_168">game</text:span><text:span text:style-name="T9_169">,<text:s/></text:span><text:span text:style-name="T9_170">and</text:span><text:span text:style-name="T9_171"><text:s/></text:span><text:span text:style-name="T9_172">completely</text:span><text:span text:style-name="T9_173"><text:s/></text:span><text:span text:style-name="T9_174">skews</text:span><text:span text:style-name="T9_175"><text:s/></text:span><text:span text:style-name="T9_176">its</text:span><text:span text:style-name="T9_177"><text:s/></text:span><text:span text:style-name="T9_178">balance</text:span><text:span text:style-name="T9_179"><text:s/></text:span><text:span text:style-name="T9_180">as</text:span><text:span text:style-name="T9_181"><text:s/></text:span><text:span text:style-name="T9_182">well</text:span><text:span text:style-name="T9_183">.<text:s/></text:span><text:span text:style-name="T9_184">Unless</text:span><text:span text:style-name="T9_185"><text:s/></text:span><text:span text:style-name="T9_186">the</text:span><text:span text:style-name="T9_187"><text:s/></text:span><text:span text:style-name="T9_188">developers</text:span><text:span text:style-name="T9_189"><text:s/></text:span><text:span text:style-name="T9_190">went</text:span><text:span text:style-name="T9_191"><text:s/></text:span><text:span text:style-name="T9_192">into</text:span><text:span text:style-name="T9_193"><text:s/></text:span><text:span text:style-name="T9_194">each</text:span><text:span text:style-name="T9_195"><text:s/></text:span><text:span text:style-name="T9_196">user</text:span><text:span text:style-name="T9_197">-</text:span><text:span text:style-name="T9_198">generated</text:span><text:span text:style-name="T9_199"><text:s/></text:span><text:span text:style-name="T9_200">map</text:span><text:span text:style-name="T9_201"><text:s/></text:span><text:span text:style-name="T9_202">and</text:span><text:span text:style-name="T9_203"><text:s/></text:span><text:span text:style-name="T9_204">nerfed</text:span><text:span text:style-name="T9_205"><text:s/></text:span><text:span text:style-name="T9_206">its</text:span><text:span text:style-name="T9_207"><text:s/></text:span><text:span text:style-name="T9_208">design</text:span><text:span text:style-name="T9_209"><text:s/></text:span><text:span text:style-name="T9_210">and</text:span><text:span text:style-name="T9_211"><text:s/></text:span><text:span text:style-name="T9_212">balance</text:span><text:span text:style-name="T9_213">,<text:s/></text:span><text:span text:style-name="T9_214">then</text:span><text:span text:style-name="T9_215"><text:s/></text:span><text:span text:style-name="T9_216">this</text:span><text:span text:style-name="T9_217"><text:s/></text:span><text:span text:style-name="T9_218">xp</text:span><text:span text:style-name="T9_219"><text:s/></text:span><text:span text:style-name="T9_220">farming</text:span><text:span text:style-name="T9_221"><text:s/></text:span><text:span text:style-name="T9_222">would</text:span><text:span text:style-name="T9_223"><text:s/></text:span><text:span text:style-name="T9_224">not</text:span><text:span text:style-name="T9_225"><text:s/></text:span><text:span text:style-name="T9_226">be</text:span><text:span text:style-name="T9_227"><text:s/></text:span><text:span text:style-name="T9_228">stopped</text:span><text:span text:style-name="T9_229">.</text:span></text:p>
      <text:p text:style-name="P10"><text:span text:style-name="T10_1"><text:s text:c="4"/>3.<text:s/></text:span><text:span text:style-name="T10_2">Fast</text:span><text:span text:style-name="T10_3"><text:s/></text:span><text:span text:style-name="T10_4">Production</text:span><text:span text:style-name="T10_5"><text:s/></text:span><text:span text:style-name="T10_6">and</text:span><text:span text:style-name="T10_7"><text:s/></text:span><text:span text:style-name="T10_8">Uploading</text:span><text:span text:style-name="T10_9">.<text:s/></text:span><text:span text:style-name="T10_10">When</text:span><text:span text:style-name="T10_11"><text:s/></text:span><text:span text:style-name="T10_12">content</text:span><text:span text:style-name="T10_13"><text:s/></text:span><text:span text:style-name="T10_14">is</text:span><text:span text:style-name="T10_15"><text:s/></text:span><text:span text:style-name="T10_16">so</text:span><text:span text:style-name="T10_17"><text:s/></text:span><text:span text:style-name="T10_18">easy</text:span><text:span text:style-name="T10_19"><text:s/></text:span><text:span text:style-name="T10_20">to</text:span><text:span text:style-name="T10_21"><text:s/></text:span><text:span text:style-name="T10_22">create</text:span><text:span text:style-name="T10_23"><text:s/></text:span><text:span text:style-name="T10_24">and</text:span><text:span text:style-name="T10_25"><text:s/></text:span><text:span text:style-name="T10_26">upload</text:span><text:span text:style-name="T10_27">,<text:s/></text:span><text:span text:style-name="T10_28">it</text:span><text:span text:style-name="T10_29"><text:s/></text:span><text:span text:style-name="T10_30">means</text:span><text:span text:style-name="T10_31"><text:s/></text:span><text:span text:style-name="T10_32">that</text:span><text:span text:style-name="T10_33"><text:s/></text:span><text:span text:style-name="T10_34">even</text:span><text:span text:style-name="T10_35"><text:s/></text:span><text:span text:style-name="T10_36">more</text:span><text:span text:style-name="T10_37"><text:s/></text:span><text:span text:style-name="T10_38">content</text:span><text:span text:style-name="T10_39"><text:s/></text:span><text:span text:style-name="T10_40">will</text:span><text:span text:style-name="T10_41"><text:s/></text:span><text:span text:style-name="T10_42">be</text:span><text:span text:style-name="T10_43"><text:s/></text:span><text:span text:style-name="T10_44">placed</text:span><text:span text:style-name="T10_45"><text:s/></text:span><text:span text:style-name="T10_46">into</text:span><text:span text:style-name="T10_47"><text:s/></text:span><text:span text:style-name="T10_48">the</text:span><text:span text:style-name="T10_49"><text:s/></text:span><text:span text:style-name="T10_50">playable</text:span><text:span text:style-name="T10_51"><text:s/></text:span><text:span text:style-name="T10_52">world</text:span><text:span text:style-name="T10_53">.<text:s/></text:span><text:span text:style-name="T10_54">This</text:span><text:span text:style-name="T10_55"><text:s/></text:span><text:span text:style-name="T10_56">point</text:span><text:span text:style-name="T10_57"><text:s/></text:span><text:span text:style-name="T10_58">relates</text:span><text:span text:style-name="T10_59"><text:s/></text:span><text:span text:style-name="T10_60">the</text:span><text:span text:style-name="T10_61"><text:s/></text:span><text:span text:style-name="T10_62">two</text:span><text:span text:style-name="T10_63"><text:s/></text:span><text:span text:style-name="T10_64">previous</text:span><text:span text:style-name="T10_65"><text:s/></text:span><text:span text:style-name="T10_66">points</text:span><text:span text:style-name="T10_67"><text:s/></text:span><text:span text:style-name="T10_68">of</text:span><text:span text:style-name="T10_69"><text:s/></text:span><text:span text:style-name="T10_70">terrible</text:span><text:span text:style-name="T10_71"><text:s/></text:span><text:span text:style-name="T10_72">UGC</text:span><text:span text:style-name="T10_73"><text:s/></text:span><text:span text:style-name="T10_74">and</text:span><text:span text:style-name="T10_75"><text:s/></text:span><text:span text:style-name="T10_76">XP</text:span><text:span text:style-name="T10_77"><text:s/></text:span><text:span text:style-name="T10_78">farming</text:span><text:span text:style-name="T10_79">.<text:s/></text:span><text:span text:style-name="T10_80">If</text:span><text:span text:style-name="T10_81"><text:s/></text:span><text:span text:style-name="T10_82">a</text:span><text:span text:style-name="T10_83"><text:s/></text:span><text:span text:style-name="T10_84">poorly</text:span><text:span text:style-name="T10_85"><text:s/></text:span><text:span text:style-name="T10_86">created</text:span><text:span text:style-name="T10_87"><text:s/></text:span><text:span text:style-name="T10_88">UGC</text:span><text:span text:style-name="T10_89"><text:s/></text:span><text:span text:style-name="T10_90">map</text:span><text:span text:style-name="T10_91"><text:s/></text:span><text:span text:style-name="T10_92">is</text:span><text:span text:style-name="T10_93"><text:s/></text:span><text:span text:style-name="T10_94">submitted</text:span><text:span text:style-name="T10_95"><text:s/></text:span><text:span text:style-name="T10_96">to</text:span><text:span text:style-name="T10_97"><text:s/></text:span><text:span text:style-name="T10_98">be</text:span><text:span text:style-name="T10_99"><text:s/></text:span><text:span text:style-name="T10_100">played</text:span><text:span text:style-name="T10_101"><text:s/></text:span><text:span text:style-name="T10_102">by</text:span><text:span text:style-name="T10_103"><text:s/></text:span><text:span text:style-name="T10_104">other</text:span><text:span text:style-name="T10_105"><text:s/></text:span><text:span text:style-name="T10_106">players</text:span><text:span text:style-name="T10_107">,<text:s/></text:span><text:span text:style-name="T10_108">in</text:span><text:span text:style-name="T10_109"><text:s/></text:span><text:span text:style-name="T10_110">some</text:span><text:span text:style-name="T10_111"><text:s/></text:span><text:span text:style-name="T10_112">cases</text:span><text:span text:style-name="T10_113"><text:s/></text:span><text:span text:style-name="T10_114">it</text:span><text:span text:style-name="T10_115"><text:s/></text:span><text:span text:style-name="T10_116">would</text:span><text:span text:style-name="T10_117"><text:s/></text:span><text:span text:style-name="T10_118">be</text:span><text:span text:style-name="T10_119"><text:s/></text:span><text:span text:style-name="T10_120">pulled</text:span><text:span text:style-name="T10_121"><text:s/></text:span><text:span text:style-name="T10_122">from</text:span><text:span text:style-name="T10_123"><text:s/></text:span><text:span text:style-name="T10_124">the</text:span><text:span text:style-name="T10_125"><text:s/></text:span><text:span text:style-name="T10_126">playable</text:span><text:span text:style-name="T10_127"><text:s/></text:span><text:span text:style-name="T10_128">world</text:span><text:span text:style-name="T10_129">.<text:s/></text:span><text:span text:style-name="T10_130">Or</text:span><text:span text:style-name="T10_131"><text:s/></text:span><text:span text:style-name="T10_132">if</text:span><text:span text:style-name="T10_133"><text:s/></text:span><text:span text:style-name="T10_134">the</text:span><text:span text:style-name="T10_135"><text:s/></text:span><text:span text:style-name="T10_136">map</text:span><text:span text:style-name="T10_137"><text:s/></text:span><text:span text:style-name="T10_138">breaks</text:span><text:span text:style-name="T10_139"><text:s/></text:span><text:span text:style-name="T10_140">design</text:span><text:span text:style-name="T10_141"><text:s/></text:span><text:span text:style-name="T10_142">and</text:span><text:span text:style-name="T10_143"><text:s/></text:span><text:span text:style-name="T10_144">balance</text:span><text:span text:style-name="T10_145"><text:s/></text:span><text:span text:style-name="T10_146">issues</text:span><text:span text:style-name="T10_147">,<text:s/></text:span><text:span text:style-name="T10_148">if</text:span><text:span text:style-name="T10_149"><text:s/></text:span><text:span text:style-name="T10_150">might</text:span><text:span text:style-name="T10_151"><text:s/></text:span><text:span text:style-name="T10_152">be</text:span><text:span text:style-name="T10_153"><text:s/></text:span><text:span text:style-name="T10_154">pulled</text:span><text:span text:style-name="T10_155"><text:s/></text:span><text:span text:style-name="T10_156">from</text:span><text:span text:style-name="T10_157"><text:s/></text:span><text:span text:style-name="T10_158">the</text:span><text:span text:style-name="T10_159"><text:s/></text:span><text:span text:style-name="T10_160">playable</text:span><text:span text:style-name="T10_161"><text:s/></text:span><text:span text:style-name="T10_162">world</text:span><text:span text:style-name="T10_163">.</text:span></text:p>
      <text:p text:style-name="P11"><text:span text:style-name="T11_1"><text:s text:c="4"/>4.<text:s/></text:span><text:span text:style-name="T11_2">A</text:span><text:span text:style-name="T11_3"><text:s/></text:span><text:span text:style-name="T11_4">final</text:span><text:span text:style-name="T11_5"><text:s/></text:span><text:span text:style-name="T11_6">point</text:span><text:span text:style-name="T11_7"><text:s/></text:span><text:span text:style-name="T11_8">is</text:span><text:span text:style-name="T11_9"><text:s/></text:span><text:span text:style-name="T11_10">that</text:span><text:span text:style-name="T11_11"><text:s/></text:span><text:span text:style-name="T11_12">the</text:span><text:span text:style-name="T11_13"><text:s/></text:span><text:span text:style-name="T11_14">notion</text:span><text:span text:style-name="T11_15"><text:s/></text:span><text:span text:style-name="T11_16">that</text:span><text:span text:style-name="T11_17"><text:s/></text:span><text:span text:style-name="T11_18">players</text:span><text:span text:style-name="T11_19"><text:s/></text:span><text:span text:style-name="T11_20">may</text:span><text:span text:style-name="T11_21"><text:s/></text:span><text:span text:style-name="T11_22">stop</text:span><text:span text:style-name="T11_23"><text:s/></text:span><text:span text:style-name="T11_24">playing</text:span><text:span text:style-name="T11_25"><text:s/></text:span><text:span text:style-name="T11_26">the</text:span><text:span text:style-name="T11_27"><text:s/></text:span><text:span text:style-name="T11_28">main</text:span><text:span text:style-name="T11_29"><text:s/></text:span><text:span text:style-name="T11_30">campaign</text:span><text:span text:style-name="T11_31"><text:s/></text:span><text:span text:style-name="T11_32">of</text:span><text:span text:style-name="T11_33"><text:s/></text:span><text:span text:style-name="T11_34">story</text:span><text:span text:style-name="T11_35"><text:s/></text:span><text:span text:style-name="T11_36">of</text:span><text:span text:style-name="T11_37"><text:s/></text:span><text:span text:style-name="T11_38">a</text:span><text:span text:style-name="T11_39"><text:s/></text:span><text:span text:style-name="T11_40">game</text:span><text:span text:style-name="T11_41"><text:s/></text:span><text:span text:style-name="T11_42">when</text:span><text:span text:style-name="T11_43"><text:s/></text:span><text:span text:style-name="T11_44">there</text:span><text:span text:style-name="T11_45"><text:s/></text:span><text:span text:style-name="T11_46">is</text:span><text:span text:style-name="T11_47"><text:s/></text:span><text:span text:style-name="T11_48">so</text:span><text:span text:style-name="T11_49"><text:s/></text:span><text:span text:style-name="T11_50">much</text:span><text:span text:style-name="T11_51"><text:s/></text:span><text:span text:style-name="T11_52">readily</text:span><text:span text:style-name="T11_53"><text:s/></text:span><text:span text:style-name="T11_54">available</text:span><text:span text:style-name="T11_55"><text:s/></text:span><text:span text:style-name="T11_56">UGC</text:span><text:span text:style-name="T11_57"><text:s/></text:span><text:span text:style-name="T11_58">to</text:span><text:span text:style-name="T11_59"><text:s/></text:span><text:span text:style-name="T11_60">pull</text:span><text:span text:style-name="T11_61"><text:s/></text:span><text:span text:style-name="T11_62">from</text:span><text:span text:style-name="T11_63">.<text:s/></text:span><text:span text:style-name="T11_64">This</text:span><text:span text:style-name="T11_65"><text:s/></text:span><text:span text:style-name="T11_66">is</text:span><text:span text:style-name="T11_67"><text:s/></text:span><text:span text:style-name="T11_68">an</text:span><text:span text:style-name="T11_69"><text:s/></text:span><text:span text:style-name="T11_70">option</text:span><text:span text:style-name="T11_71"><text:s/></text:span><text:span text:style-name="T11_72">that</text:span><text:span text:style-name="T11_73"><text:s/></text:span><text:span text:style-name="T11_74">devs</text:span><text:span text:style-name="T11_75"><text:s/></text:span><text:span text:style-name="T11_76">might</text:span><text:span text:style-name="T11_77"><text:s/></text:span><text:span text:style-name="T11_78">have</text:span><text:span text:style-name="T11_79"><text:s/></text:span><text:span text:style-name="T11_80">considered</text:span><text:span text:style-name="T11_81">.</text:span></text:p>
      <text:p text:style-name="P12"/>
      <text:p text:style-name="P13"><text:span text:style-name="T13_1">“</text:span><text:span text:style-name="T13_2">Several</text:span><text:span text:style-name="T13_3"><text:s/></text:span><text:span text:style-name="T13_4">games</text:span><text:span text:style-name="T13_5"><text:s/></text:span><text:span text:style-name="T13_6">are</text:span><text:span text:style-name="T13_7"><text:s/></text:span><text:span text:style-name="T13_8">already</text:span><text:span text:style-name="T13_9"><text:s/></text:span><text:span text:style-name="T13_10">user</text:span><text:span text:style-name="T13_11"><text:s/></text:span><text:span text:style-name="T13_12">content</text:span><text:span text:style-name="T13_13">,<text:s/></text:span><text:span text:style-name="T13_14">however</text:span><text:span text:style-name="T13_15"><text:s/></text:span><text:span text:style-name="T13_16">I</text:span><text:span text:style-name="T13_17"><text:s/></text:span><text:span text:style-name="T13_18">don</text:span><text:span text:style-name="T13_19">'</text:span><text:span text:style-name="T13_20">t</text:span><text:span text:style-name="T13_21"><text:s/></text:span><text:span text:style-name="T13_22">think</text:span><text:span text:style-name="T13_23"><text:s/></text:span><text:span text:style-name="T13_24">the</text:span><text:span text:style-name="T13_25"><text:s/></text:span><text:span text:style-name="T13_26">devs</text:span><text:span text:style-name="T13_27"><text:s/></text:span><text:span text:style-name="T13_28">are</text:span><text:span text:style-name="T13_29"><text:s/></text:span><text:span text:style-name="T13_30">going</text:span><text:span text:style-name="T13_31"><text:s/></text:span><text:span text:style-name="T13_32">through</text:span><text:span text:style-name="T13_33"><text:s/></text:span><text:span text:style-name="T13_34">and</text:span><text:span text:style-name="T13_35"><text:s/></text:span><text:span text:style-name="T13_36">modifying</text:span><text:span text:style-name="T13_37"><text:s/></text:span><text:span text:style-name="T13_38">any</text:span><text:span text:style-name="T13_39"><text:s/></text:span><text:span text:style-name="T13_40">of</text:span><text:span text:style-name="T13_41"><text:s/></text:span><text:span text:style-name="T13_42">them</text:span><text:span text:style-name="T13_43"><text:s/>(</text:span><text:span text:style-name="T13_44">truthfully</text:span><text:span text:style-name="T13_45"><text:s/></text:span><text:span text:style-name="T13_46">can</text:span><text:span text:style-name="T13_47">'</text:span><text:span text:style-name="T13_48">t</text:span><text:span text:style-name="T13_49"><text:s/></text:span><text:span text:style-name="T13_50">really</text:span><text:span text:style-name="T13_51"><text:s/></text:span><text:span text:style-name="T13_52">see</text:span><text:span text:style-name="T13_53"><text:s/></text:span><text:span text:style-name="T13_54">that</text:span><text:span text:style-name="T13_55"><text:s/></text:span><text:span text:style-name="T13_56">happening</text:span><text:span text:style-name="T13_57"><text:s/></text:span><text:span text:style-name="T13_58">as</text:span><text:span text:style-name="T13_59"><text:s/></text:span><text:span text:style-name="T13_60">it</text:span><text:span text:style-name="T13_61"><text:s/></text:span><text:span text:style-name="T13_62">adds</text:span><text:span text:style-name="T13_63"><text:s/></text:span><text:span text:style-name="T13_64">yet</text:span><text:span text:style-name="T13_65"><text:s/></text:span><text:span text:style-name="T13_66">more</text:span><text:span text:style-name="T13_67"><text:s/></text:span><text:span text:style-name="T13_68">work</text:span><text:span text:style-name="T13_69"><text:s/></text:span><text:span text:style-name="T13_70">to</text:span><text:span text:style-name="T13_71"><text:s/></text:span><text:span text:style-name="T13_72">the</text:span><text:span text:style-name="T13_73"><text:s/></text:span><text:span text:style-name="T13_74">devs</text:span><text:span text:style-name="T13_75"><text:s/></text:span><text:span text:style-name="T13_76">with</text:span><text:span text:style-name="T13_77"><text:s/></text:span><text:span text:style-name="T13_78">no</text:span><text:span text:style-name="T13_79"><text:s/></text:span><text:span text:style-name="T13_80">cost</text:span><text:span text:style-name="T13_81"><text:s/></text:span><text:span text:style-name="T13_82">incentive</text:span><text:span text:style-name="T13_83"><text:s/></text:span><text:span text:style-name="T13_84">and</text:span><text:span text:style-name="T13_85"><text:s/></text:span><text:span text:style-name="T13_86">does</text:span><text:span text:style-name="T13_87"><text:s/></text:span><text:span text:style-name="T13_88">not</text:span><text:span text:style-name="T13_89"><text:s/></text:span><text:span text:style-name="T13_90">reduce</text:span><text:span text:style-name="T13_91"><text:s/></text:span><text:span text:style-name="T13_92">their</text:span><text:span text:style-name="T13_93"><text:s/></text:span><text:span text:style-name="T13_94">workload</text:span><text:span text:style-name="T13_95">.</text:span></text:p>
      <text:p text:style-name="P14"/>
      <text:p text:style-name="P15"><text:span text:style-name="T15_1">The</text:span><text:span text:style-name="T15_2"><text:s/></text:span><text:span text:style-name="T15_3">only</text:span><text:span text:style-name="T15_4"><text:s/></text:span><text:span text:style-name="T15_5">problem</text:span><text:span text:style-name="T15_6"><text:s/></text:span><text:span text:style-name="T15_7">with</text:span><text:span text:style-name="T15_8"><text:s/></text:span><text:span text:style-name="T15_9">the</text:span><text:span text:style-name="T15_10"><text:s/></text:span><text:span text:style-name="T15_11">idea</text:span><text:span text:style-name="T15_12"><text:s/></text:span><text:span text:style-name="T15_13">is</text:span><text:span text:style-name="T15_14"><text:s/></text:span><text:span text:style-name="T15_15">that</text:span><text:span text:style-name="T15_16"><text:s/></text:span><text:span text:style-name="T15_17">for</text:span><text:span text:style-name="T15_18"><text:s/></text:span><text:span text:style-name="T15_19">every</text:span><text:span text:style-name="T15_20"><text:s/></text:span><text:span text:style-name="T15_21">truly</text:span><text:span text:style-name="T15_22"><text:s/></text:span><text:span text:style-name="T15_23">good</text:span><text:span text:style-name="T15_24"><text:s/></text:span><text:span text:style-name="T15_25">piece</text:span><text:span text:style-name="T15_26"><text:s/></text:span><text:span text:style-name="T15_27">of</text:span><text:span text:style-name="T15_28"><text:s/></text:span><text:span text:style-name="T15_29">content</text:span><text:span text:style-name="T15_30">,<text:s/></text:span><text:span text:style-name="T15_31">and</text:span><text:span text:style-name="T15_32"><text:s/></text:span><text:span text:style-name="T15_33">every</text:span><text:span text:style-name="T15_34"><text:s/></text:span><text:span text:style-name="T15_35">truly</text:span><text:span text:style-name="T15_36"><text:s/></text:span><text:span text:style-name="T15_37">inspired</text:span><text:span text:style-name="T15_38"><text:s/></text:span><text:span text:style-name="T15_39">player</text:span><text:span text:style-name="T15_40"><text:s/></text:span><text:span text:style-name="T15_41">there</text:span><text:span text:style-name="T15_42"><text:s/></text:span><text:span text:style-name="T15_43">is</text:span><text:span text:style-name="T15_44"><text:s/></text:span><text:span text:style-name="T15_45">out</text:span><text:span text:style-name="T15_46"><text:s/></text:span><text:span text:style-name="T15_47">there</text:span><text:span text:style-name="T15_48">,<text:s/></text:span><text:span text:style-name="T15_49">there</text:span><text:span text:style-name="T15_50"><text:s/></text:span><text:span text:style-name="T15_51">are</text:span><text:span text:style-name="T15_52"><text:s/>100<text:s/></text:span><text:span text:style-name="T15_53">pieces</text:span><text:span text:style-name="T15_54"><text:s/></text:span><text:span text:style-name="T15_55">of</text:span><text:span text:style-name="T15_56"><text:s/></text:span><text:span text:style-name="T15_57">complete</text:span><text:span text:style-name="T15_58"><text:s/></text:span><text:span text:style-name="T15_59">trash</text:span><text:span text:style-name="T15_60">,<text:s/></text:span><text:span text:style-name="T15_61">and</text:span><text:span text:style-name="T15_62"><text:s/>100<text:s/></text:span><text:span text:style-name="T15_63">immature</text:span><text:span text:style-name="T15_64"><text:s/>"</text:span><text:span text:style-name="T15_65">kids</text:span><text:span text:style-name="T15_66">"<text:s/>(</text:span><text:span text:style-name="T15_67">both</text:span><text:span text:style-name="T15_68"><text:s/></text:span><text:span text:style-name="T15_69">adult</text:span><text:span text:style-name="T15_70"><text:s/></text:span><text:span text:style-name="T15_71">and</text:span><text:span text:style-name="T15_72"><text:s/></text:span><text:span text:style-name="T15_73">young</text:span><text:span text:style-name="T15_74">)”</text:span></text:p>
      <text:p text:style-name="P16"><text:span text:style-name="T16_1"><text:a xlink:type="simple" xlink:href="http://www.mmorpg.com/discussion2.cfm/post/4910932/thread/347526#4910932"><text:span text:style-name="T16_2">http</text:span></text:a></text:span><text:span text:style-name="T16_3"><text:a xlink:type="simple" xlink:href="http://www.mmorpg.com/discussion2.cfm/post/4910932/thread/347526#4910932"><text:span text:style-name="T16_4">://</text:span></text:a></text:span><text:span text:style-name="T16_5"><text:a xlink:type="simple" xlink:href="http://www.mmorpg.com/discussion2.cfm/post/4910932/thread/347526#4910932"><text:span text:style-name="T16_6">www</text:span></text:a></text:span><text:span text:style-name="T16_7"><text:a xlink:type="simple" xlink:href="http://www.mmorpg.com/discussion2.cfm/post/4910932/thread/347526#4910932"><text:span text:style-name="T16_8">.</text:span></text:a></text:span><text:span text:style-name="T16_9"><text:a xlink:type="simple" xlink:href="http://www.mmorpg.com/discussion2.cfm/post/4910932/thread/347526#4910932"><text:span text:style-name="T16_10">mmorpg</text:span></text:a></text:span><text:span text:style-name="T16_11"><text:a xlink:type="simple" xlink:href="http://www.mmorpg.com/discussion2.cfm/post/4910932/thread/347526#4910932"><text:span text:style-name="T16_12">.</text:span></text:a></text:span><text:span text:style-name="T16_13"><text:a xlink:type="simple" xlink:href="http://www.mmorpg.com/discussion2.cfm/post/4910932/thread/347526#4910932"><text:span text:style-name="T16_14">com</text:span></text:a></text:span><text:span text:style-name="T16_15"><text:a xlink:type="simple" xlink:href="http://www.mmorpg.com/discussion2.cfm/post/4910932/thread/347526#4910932"><text:span text:style-name="T16_16">/</text:span></text:a></text:span><text:span text:style-name="T16_17"><text:a xlink:type="simple" xlink:href="http://www.mmorpg.com/discussion2.cfm/post/4910932/thread/347526#4910932"><text:span text:style-name="T16_18">discussion</text:span></text:a></text:span><text:span text:style-name="T16_19"><text:a xlink:type="simple" xlink:href="http://www.mmorpg.com/discussion2.cfm/post/4910932/thread/347526#4910932"><text:span text:style-name="T16_20">2.</text:span></text:a></text:span><text:span text:style-name="T16_21"><text:a xlink:type="simple" xlink:href="http://www.mmorpg.com/discussion2.cfm/post/4910932/thread/347526#4910932"><text:span text:style-name="T16_22">cfm</text:span></text:a></text:span><text:span text:style-name="T16_23"><text:a xlink:type="simple" xlink:href="http://www.mmorpg.com/discussion2.cfm/post/4910932/thread/347526#4910932"><text:span text:style-name="T16_24">/</text:span></text:a></text:span><text:span text:style-name="T16_25"><text:a xlink:type="simple" xlink:href="http://www.mmorpg.com/discussion2.cfm/post/4910932/thread/347526#4910932"><text:span text:style-name="T16_26">post</text:span></text:a></text:span><text:span text:style-name="T16_27"><text:a xlink:type="simple" xlink:href="http://www.mmorpg.com/discussion2.cfm/post/4910932/thread/347526#4910932"><text:span text:style-name="T16_28">/4910932/</text:span></text:a></text:span><text:span text:style-name="T16_29"><text:a xlink:type="simple" xlink:href="http://www.mmorpg.com/discussion2.cfm/post/4910932/thread/347526#4910932"><text:span text:style-name="T16_30">thread</text:span></text:a></text:span><text:span text:style-name="T16_31"><text:a xlink:type="simple" xlink:href="http://www.mmorpg.com/discussion2.cfm/post/4910932/thread/347526#4910932"><text:span text:style-name="T16_32">/347526#4910932</text:span></text:a></text:span></text:p>
      <text:p text:style-name="P17"/>
      <text:p text:style-name="P18"><text:span text:style-name="T18_1">“</text:span><text:span text:style-name="T18_2">Players</text:span><text:span text:style-name="T18_3"><text:s/></text:span><text:span text:style-name="T18_4">would</text:span><text:span text:style-name="T18_5"><text:s/></text:span><text:span text:style-name="T18_6">abuse</text:span><text:span text:style-name="T18_7"><text:s/></text:span><text:span text:style-name="T18_8">UGC</text:span><text:span text:style-name="T18_9"><text:s/></text:span><text:span text:style-name="T18_10">maps</text:span><text:span text:style-name="T18_11"><text:s/></text:span><text:span text:style-name="T18_12">to</text:span><text:span text:style-name="T18_13"><text:s/></text:span><text:span text:style-name="T18_14">cap</text:span><text:span text:style-name="T18_15"><text:s/></text:span><text:span text:style-name="T18_16">their</text:span><text:span text:style-name="T18_17"><text:s/></text:span><text:span text:style-name="T18_18">levels</text:span><text:span text:style-name="T18_19"><text:s/></text:span><text:span text:style-name="T18_20">instantly</text:span><text:span text:style-name="T18_21">,<text:s/></text:span><text:span text:style-name="T18_22">unless</text:span><text:span text:style-name="T18_23"><text:s/></text:span><text:span text:style-name="T18_24">the</text:span><text:span text:style-name="T18_25"><text:s/></text:span><text:span text:style-name="T18_26">ugc</text:span><text:span text:style-name="T18_27"><text:s/></text:span><text:span text:style-name="T18_28">was</text:span><text:span text:style-name="T18_29"><text:s/></text:span><text:span text:style-name="T18_30">nerfed</text:span><text:span text:style-name="T18_31"><text:s/></text:span><text:span text:style-name="T18_32">by</text:span><text:span text:style-name="T18_33"><text:s/></text:span><text:span text:style-name="T18_34">the</text:span><text:span text:style-name="T18_35"><text:s/></text:span><text:span text:style-name="T18_36">devs</text:span><text:span text:style-name="T18_37"><text:s/>(</text:span><text:span text:style-name="T18_38">xp</text:span><text:span text:style-name="T18_39"><text:s/></text:span><text:span text:style-name="T18_40">farming</text:span><text:span text:style-name="T18_41">)”<text:s/></text:span><text:span text:style-name="T18_42"><text:a xlink:type="simple" xlink:href="http://www.gaminglives.com/2012/05/24/i-made-this/"><text:span text:style-name="T18_43">http</text:span></text:a></text:span><text:span text:style-name="T18_44"><text:a xlink:type="simple" xlink:href="http://www.gaminglives.com/2012/05/24/i-made-this/"><text:span text:style-name="T18_45">://</text:span></text:a></text:span><text:span text:style-name="T18_46"><text:a xlink:type="simple" xlink:href="http://www.gaminglives.com/2012/05/24/i-made-this/"><text:span text:style-name="T18_47">www</text:span></text:a></text:span><text:span text:style-name="T18_48"><text:a xlink:type="simple" xlink:href="http://www.gaminglives.com/2012/05/24/i-made-this/"><text:span text:style-name="T18_49">.</text:span></text:a></text:span><text:span text:style-name="T18_50"><text:a xlink:type="simple" xlink:href="http://www.gaminglives.com/2012/05/24/i-made-this/"><text:span text:style-name="T18_51">gaminglives</text:span></text:a></text:span><text:span text:style-name="T18_52"><text:a xlink:type="simple" xlink:href="http://www.gaminglives.com/2012/05/24/i-made-this/"><text:span text:style-name="T18_53">.</text:span></text:a></text:span><text:span text:style-name="T18_54"><text:a xlink:type="simple" xlink:href="http://www.gaminglives.com/2012/05/24/i-made-this/"><text:span text:style-name="T18_55">com</text:span></text:a></text:span><text:span text:style-name="T18_56"><text:a xlink:type="simple" xlink:href="http://www.gaminglives.com/2012/05/24/i-made-this/"><text:span text:style-name="T18_57">/2012/05/24/</text:span></text:a></text:span><text:span text:style-name="T18_58"><text:a xlink:type="simple" xlink:href="http://www.gaminglives.com/2012/05/24/i-made-this/"><text:span text:style-name="T18_59">i</text:span></text:a></text:span><text:span text:style-name="T18_60"><text:a xlink:type="simple" xlink:href="http://www.gaminglives.com/2012/05/24/i-made-this/"><text:span text:style-name="T18_61">-</text:span></text:a></text:span><text:span text:style-name="T18_62"><text:a xlink:type="simple" xlink:href="http://www.gaminglives.com/2012/05/24/i-made-this/"><text:span text:style-name="T18_63">made</text:span></text:a></text:span><text:span text:style-name="T18_64"><text:a xlink:type="simple" xlink:href="http://www.gaminglives.com/2012/05/24/i-made-this/"><text:span text:style-name="T18_65">-</text:span></text:a></text:span><text:span text:style-name="T18_66"><text:a xlink:type="simple" xlink:href="http://www.gaminglives.com/2012/05/24/i-made-this/"><text:span text:style-name="T18_67">this</text:span></text:a></text:span><text:span text:style-name="T18_68"><text:a xlink:type="simple" xlink:href="http://www.gaminglives.com/2012/05/24/i-made-this/"><text:span text:style-name="T18_69">/</text:span></text:a></text:span></text:p>
      <text:p text:style-name="P19"/>
      <text:p text:style-name="P20"><text:span text:style-name="T20_1">“</text:span><text:span text:style-name="T20_2">If</text:span><text:span text:style-name="T20_3"><text:s/></text:span><text:span text:style-name="T20_4">user</text:span><text:span text:style-name="T20_5"><text:s/></text:span><text:span text:style-name="T20_6">created</text:span><text:span text:style-name="T20_7"><text:s/></text:span><text:span text:style-name="T20_8">maps</text:span><text:span text:style-name="T20_9"><text:s/></text:span><text:span text:style-name="T20_10">were</text:span><text:span text:style-name="T20_11"><text:s/></text:span><text:span text:style-name="T20_12">allowed</text:span><text:span text:style-name="T20_13">,<text:s/></text:span><text:span text:style-name="T20_14">that</text:span><text:span text:style-name="T20_15"><text:s/></text:span><text:span text:style-name="T20_16">allows</text:span><text:span text:style-name="T20_17"><text:s/></text:span><text:span text:style-name="T20_18">means</text:span><text:span text:style-name="T20_19"><text:s/></text:span><text:span text:style-name="T20_20">that</text:span><text:span text:style-name="T20_21"><text:s/></text:span><text:span text:style-name="T20_22">players</text:span><text:span text:style-name="T20_23"><text:s/></text:span><text:span text:style-name="T20_24">could</text:span><text:span text:style-name="T20_25"><text:s/></text:span><text:span text:style-name="T20_26">create</text:span><text:span text:style-name="T20_27"><text:s/></text:span><text:span text:style-name="T20_28">maps</text:span><text:span text:style-name="T20_29"><text:s/></text:span><text:span text:style-name="T20_30">regardless</text:span><text:span text:style-name="T20_31"><text:s/></text:span><text:span text:style-name="T20_32">of</text:span><text:span text:style-name="T20_33"><text:s/></text:span><text:span text:style-name="T20_34">whether</text:span><text:span text:style-name="T20_35"><text:s/></text:span><text:span text:style-name="T20_36">or</text:span><text:span text:style-name="T20_37"><text:s/></text:span><text:span text:style-name="T20_38">not</text:span><text:span text:style-name="T20_39"><text:s/></text:span><text:span text:style-name="T20_40">they</text:span><text:span text:style-name="T20_41"><text:s/></text:span><text:span text:style-name="T20_42">had</text:span><text:span text:style-name="T20_43"><text:s/></text:span><text:span text:style-name="T20_44">been</text:span><text:span text:style-name="T20_45"><text:s/></text:span><text:span text:style-name="T20_46">removed</text:span><text:span text:style-name="T20_47"><text:s/></text:span><text:span text:style-name="T20_48">yet</text:span><text:span text:style-name="T20_49">.<text:s/></text:span><text:span text:style-name="T20_50">For</text:span><text:span text:style-name="T20_51"><text:s/></text:span><text:span text:style-name="T20_52">example</text:span><text:span text:style-name="T20_53"><text:s/></text:span><text:span text:style-name="T20_54">if</text:span><text:span text:style-name="T20_55"><text:s/></text:span><text:span text:style-name="T20_56">a</text:span><text:span text:style-name="T20_57"><text:s/></text:span><text:span text:style-name="T20_58">map</text:span><text:span text:style-name="T20_59"><text:s/></text:span><text:span text:style-name="T20_60">is</text:span><text:span text:style-name="T20_61"><text:s/></text:span><text:span text:style-name="T20_62">pulled</text:span><text:span text:style-name="T20_63"><text:s/></text:span><text:span text:style-name="T20_64">for</text:span><text:span text:style-name="T20_65"><text:s/></text:span><text:span text:style-name="T20_66">allowing</text:span><text:span text:style-name="T20_67"><text:s/></text:span><text:span text:style-name="T20_68">excessive</text:span><text:span text:style-name="T20_69"><text:s/></text:span><text:span text:style-name="T20_70">xp</text:span><text:span text:style-name="T20_71"><text:s/></text:span><text:span text:style-name="T20_72">farming</text:span><text:span text:style-name="T20_73">,<text:s/></text:span><text:span text:style-name="T20_74">another</text:span><text:span text:style-name="T20_75"><text:s/></text:span><text:span text:style-name="T20_76">one</text:span><text:span text:style-name="T20_77"><text:s/></text:span><text:span text:style-name="T20_78">can</text:span><text:span text:style-name="T20_79"><text:s/></text:span><text:span text:style-name="T20_80">be</text:span><text:span text:style-name="T20_81"><text:s/></text:span><text:span text:style-name="T20_82">launched</text:span><text:span text:style-name="T20_83"><text:s/></text:span><text:span text:style-name="T20_84">right</text:span><text:span text:style-name="T20_85"><text:s/></text:span><text:span text:style-name="T20_86">after</text:span><text:span text:style-name="T20_87">.”</text:span></text:p>
      <text:p text:style-name="P21"><text:span text:style-name="T21_1"><text:a xlink:type="simple" xlink:href="http://www.mmorpg.com/discussion2.cfm/post/4682916#4682916"><text:span text:style-name="T21_2">http</text:span></text:a></text:span><text:span text:style-name="T21_3"><text:a xlink:type="simple" xlink:href="http://www.mmorpg.com/discussion2.cfm/post/4682916#4682916"><text:span text:style-name="T21_4">://</text:span></text:a></text:span><text:span text:style-name="T21_5"><text:a xlink:type="simple" xlink:href="http://www.mmorpg.com/discussion2.cfm/post/4682916#4682916"><text:span text:style-name="T21_6">www</text:span></text:a></text:span><text:span text:style-name="T21_7"><text:a xlink:type="simple" xlink:href="http://www.mmorpg.com/discussion2.cfm/post/4682916#4682916"><text:span text:style-name="T21_8">.</text:span></text:a></text:span><text:span text:style-name="T21_9"><text:a xlink:type="simple" xlink:href="http://www.mmorpg.com/discussion2.cfm/post/4682916#4682916"><text:span text:style-name="T21_10">mmorpg</text:span></text:a></text:span><text:span text:style-name="T21_11"><text:a xlink:type="simple" xlink:href="http://www.mmorpg.com/discussion2.cfm/post/4682916#4682916"><text:span text:style-name="T21_12">.</text:span></text:a></text:span><text:span text:style-name="T21_13"><text:a xlink:type="simple" xlink:href="http://www.mmorpg.com/discussion2.cfm/post/4682916#4682916"><text:span text:style-name="T21_14">com</text:span></text:a></text:span><text:span text:style-name="T21_15"><text:a xlink:type="simple" xlink:href="http://www.mmorpg.com/discussion2.cfm/post/4682916#4682916"><text:span text:style-name="T21_16">/</text:span></text:a></text:span><text:span text:style-name="T21_17"><text:a xlink:type="simple" xlink:href="http://www.mmorpg.com/discussion2.cfm/post/4682916#4682916"><text:span text:style-name="T21_18">discussion</text:span></text:a></text:span><text:span text:style-name="T21_19"><text:a xlink:type="simple" xlink:href="http://www.mmorpg.com/discussion2.cfm/post/4682916#4682916"><text:span text:style-name="T21_20">2.</text:span></text:a></text:span><text:span text:style-name="T21_21"><text:a xlink:type="simple" xlink:href="http://www.mmorpg.com/discussion2.cfm/post/4682916#4682916"><text:span text:style-name="T21_22">cfm</text:span></text:a></text:span><text:span text:style-name="T21_23"><text:a xlink:type="simple" xlink:href="http://www.mmorpg.com/discussion2.cfm/post/4682916#4682916"><text:span text:style-name="T21_24">/</text:span></text:a></text:span><text:span text:style-name="T21_25"><text:a xlink:type="simple" xlink:href="http://www.mmorpg.com/discussion2.cfm/post/4682916#4682916"><text:span text:style-name="T21_26">post</text:span></text:a></text:span><text:span text:style-name="T21_27"><text:a xlink:type="simple" xlink:href="http://www.mmorpg.com/discussion2.cfm/post/4682916#4682916"><text:span text:style-name="T21_28">/4682916#4682916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